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5" style:family="paragraph" style:parent-style-name="Standard">
      <style:paragraph-properties fo:line-height="0.388cm"/>
      <style:text-properties style:font-name="メイリオ" fo:font-size="9pt" officeooo:rsid="000f9db4" officeooo:paragraph-rsid="01c23b7f" style:font-name-asian="メイリオ" style:font-size-asian="9pt" style:language-asian="ja" style:country-asian="JP" style:font-size-complex="9pt"/>
    </style:style>
    <style:style style:name="P6" style:family="paragraph" style:parent-style-name="Standard">
      <style:paragraph-properties fo:line-height="0.388cm"/>
      <style:text-properties style:font-name="メイリオ" fo:font-size="9pt" officeooo:rsid="014dac4f" officeooo:paragraph-rsid="01c23b7f" style:font-name-asian="メイリオ" style:font-size-asian="9pt" style:language-asian="ja" style:country-asian="JP" style:font-size-complex="9pt"/>
    </style:style>
    <style:style style:name="P7" style:family="paragraph" style:parent-style-name="Standard">
      <style:paragraph-properties fo:line-height="0.388cm"/>
      <style:text-properties style:font-name="メイリオ" fo:font-size="9pt" officeooo:rsid="00790367" officeooo:paragraph-rsid="01c23b7f" style:font-name-asian="メイリオ" style:font-size-asian="9pt" style:language-asian="ja" style:country-asian="JP" style:font-size-complex="9pt"/>
    </style:style>
    <style:style style:name="P8" style:family="paragraph" style:parent-style-name="Standard">
      <style:paragraph-properties fo:line-height="0.388cm"/>
      <style:text-properties style:font-name="メイリオ" fo:font-size="9pt" officeooo:rsid="0187c678" officeooo:paragraph-rsid="01c23b7f" style:font-name-asian="メイリオ" style:font-size-asian="9pt" style:language-asian="ja" style:country-asian="JP" style:font-size-complex="9pt"/>
    </style:style>
    <style:style style:name="P9" style:family="paragraph" style:parent-style-name="Standard">
      <style:paragraph-properties fo:line-height="0.388cm"/>
      <style:text-properties style:font-name="メイリオ" fo:font-size="9pt" officeooo:rsid="01c01d46" officeooo:paragraph-rsid="01c23b7f" style:font-name-asian="メイリオ" style:font-size-asian="9pt" style:language-asian="ja" style:country-asian="JP" style:font-size-complex="9pt"/>
    </style:style>
    <style:style style:name="P10" style:family="paragraph" style:parent-style-name="Standard">
      <style:paragraph-properties fo:line-height="0.388cm"/>
      <style:text-properties style:font-name="メイリオ" fo:font-size="9pt" officeooo:paragraph-rsid="01c23b7f"/>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2" style:family="paragraph" style:parent-style-name="Standard">
      <style:paragraph-properties fo:line-height="0.388cm"/>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3" style:family="paragraph" style:parent-style-name="Standard">
      <style:paragraph-properties fo:line-height="0.388cm"/>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14" style:family="paragraph" style:parent-style-name="Standard">
      <style:paragraph-properties fo:line-height="0.388cm"/>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15" style:family="paragraph" style:parent-style-name="Standard">
      <style:paragraph-properties fo:line-height="0.388cm"/>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16" style:family="paragraph" style:parent-style-name="Standard">
      <style:paragraph-properties fo:line-height="0.388cm"/>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17" style:family="paragraph" style:parent-style-name="Standard">
      <style:paragraph-properties fo:line-height="0.388cm"/>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18" style:family="paragraph" style:parent-style-name="Standard">
      <style:paragraph-properties fo:line-height="0.388cm"/>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9" style:family="paragraph" style:parent-style-name="Standard">
      <style:paragraph-properties fo:line-height="0.388cm"/>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22" style:family="paragraph" style:parent-style-name="Standard">
      <style:paragraph-properties fo:line-height="0.388cm"/>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23" style:family="paragraph" style:parent-style-name="Standard">
      <style:paragraph-properties fo:line-height="0.388cm"/>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24" style:family="paragraph" style:parent-style-name="Standard">
      <style:paragraph-properties fo:line-height="0.353cm"/>
      <style:text-properties style:font-name="メイリオ" fo:font-size="9pt" fo:font-style="normal" officeooo:paragraph-rsid="01c23b7f" style:font-name-asian="メイリオ" style:font-size-asian="9pt" style:font-style-asian="normal" style:font-size-complex="9pt" style:font-style-complex="normal"/>
    </style:style>
    <style:style style:name="P25" style:family="paragraph" style:parent-style-name="Standard">
      <style:paragraph-properties fo:line-height="0.388cm"/>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26" style:family="paragraph" style:parent-style-name="Standard">
      <style:paragraph-properties fo:line-height="0.388cm"/>
      <style:text-properties style:font-name="メイリオ" fo:font-size="9pt" fo:font-style="normal" officeooo:paragraph-rsid="01c23b7f" style:font-style-asian="normal" style:font-style-complex="normal"/>
    </style:style>
    <style:style style:name="P27" style:family="paragraph" style:parent-style-name="Standard">
      <style:paragraph-properties fo:line-height="0.388cm"/>
      <style:text-properties style:font-name="メイリオ" fo:font-size="9pt" fo:font-style="normal" officeooo:paragraph-rsid="01cb967c" style:font-style-asian="normal" style:font-style-complex="normal"/>
    </style:style>
    <style:style style:name="P28" style:family="paragraph" style:parent-style-name="Standard">
      <style:paragraph-properties fo:line-height="0.388cm"/>
      <style:text-properties style:font-name="メイリオ" fo:font-size="9pt" fo:font-style="normal" fo:font-weight="normal" officeooo:rsid="00245937"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0.388cm"/>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8" style:family="paragraph" style:parent-style-name="Standard">
      <style:paragraph-properties fo:line-height="0.388cm"/>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9" style:family="paragraph" style:parent-style-name="Standard">
      <style:paragraph-properties fo:line-height="0.388cm"/>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50" style:family="paragraph" style:parent-style-name="Standard">
      <style:paragraph-properties fo:line-height="0.388cm"/>
      <style:text-properties style:font-name="メイリオ" fo:font-size="9pt" fo:font-style="normal" officeooo:paragraph-rsid="01cb967c" style:language-asian="ja" style:country-asian="JP" style:font-style-asian="normal" style:font-style-complex="normal"/>
    </style:style>
    <style:style style:name="P51" style:family="paragraph" style:parent-style-name="Standard">
      <style:paragraph-properties fo:line-height="0.388cm"/>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52" style:family="paragraph" style:parent-style-name="Standard">
      <style:paragraph-properties fo:line-height="0.388cm"/>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53"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4"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5" style:family="paragraph" style:parent-style-name="Standard">
      <style:paragraph-properties fo:line-height="0.388cm"/>
      <style:text-properties style:font-name="メイリオ" officeooo:paragraph-rsid="01ccc986" style:font-name-asian="メイリオ" style:language-asian="ja" style:country-asian="JP"/>
    </style:style>
    <style:style style:name="P56" style:family="paragraph" style:parent-style-name="Standard">
      <style:paragraph-properties fo:line-height="0.388cm"/>
      <style:text-properties style:font-name="メイリオ" officeooo:paragraph-rsid="01ccc986" style:font-name-asian="メイリオ"/>
    </style:style>
    <style:style style:name="P57" style:family="paragraph" style:parent-style-name="Standard">
      <style:paragraph-properties fo:line-height="0.388cm"/>
      <style:text-properties style:font-name="メイリオ" fo:font-style="normal" officeooo:paragraph-rsid="01c23b7f" style:font-name-asian="メイリオ" style:language-asian="ja" style:country-asian="JP" style:font-style-asian="normal" style:font-style-complex="normal"/>
    </style:style>
    <style:style style:name="P58" style:family="paragraph" style:parent-style-name="Standard">
      <style:paragraph-properties fo:line-height="0.388cm"/>
      <style:text-properties style:font-name="メイリオ" fo:font-style="normal" officeooo:paragraph-rsid="01c23b7f" style:font-name-asian="メイリオ" style:font-style-asian="normal" style:font-style-complex="normal"/>
    </style:style>
    <style:style style:name="P59" style:family="paragraph" style:parent-style-name="Standard">
      <style:paragraph-properties fo:line-height="0.388cm"/>
      <style:text-properties officeooo:paragraph-rsid="01c23b7f"/>
    </style:style>
    <style:style style:name="P60" style:family="paragraph" style:parent-style-name="Standard">
      <style:paragraph-properties fo:line-height="0.388cm"/>
      <style:text-properties officeooo:paragraph-rsid="01cb967c"/>
    </style:style>
    <style:style style:name="P61" style:family="paragraph" style:parent-style-name="Standard">
      <style:paragraph-properties fo:line-height="0.388cm"/>
      <style:text-properties fo:color="#000000" style:font-name="メイリオ1" fo:font-size="9pt" fo:font-style="italic" officeooo:rsid="00995e83" officeooo:paragraph-rsid="01c23b7f" fo:background-color="transparent" style:font-name-asian="メイリオ1" style:font-size-asian="9pt" style:font-style-asian="italic" style:font-size-complex="9pt"/>
    </style:style>
    <style:style style:name="P62" style:family="paragraph" style:parent-style-name="Standard">
      <style:paragraph-properties fo:line-height="0.388cm"/>
      <style:text-properties fo:color="#000000" style:font-name="メイリオ1" fo:font-size="9pt" fo:font-style="normal" officeooo:rsid="00995e83" officeooo:paragraph-rsid="01c23b7f" fo:background-color="transparent" style:font-name-asian="メイリオ1" style:font-size-asian="9pt" style:font-style-asian="normal" style:font-size-complex="9pt" style:font-style-complex="normal"/>
    </style:style>
    <style:style style:name="P63" style:family="paragraph" style:parent-style-name="Standard">
      <style:paragraph-properties fo:line-height="0.388cm"/>
      <style:text-properties fo:font-style="normal" officeooo:paragraph-rsid="01c23b7f" style:font-style-asian="normal" style:font-style-complex="normal"/>
    </style:style>
    <style:style style:name="P64"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Meiryo" fo:font-size="6pt" fo:font-style="italic" officeooo:rsid="00311632" officeooo:paragraph-rsid="01c23b7f" style:font-name-asian="メイリオ" style:font-size-asian="9pt" style:language-asian="ja" style:country-asian="JP" style:font-style-asian="italic" style:font-size-complex="9pt" style:font-style-complex="italic"/>
    </style:style>
    <style:style style:name="P66" style:family="paragraph" style:parent-style-name="Standard">
      <style:paragraph-properties fo:line-height="0.388cm"/>
      <style:text-properties style:font-name="メイリオ1" fo:font-size="9pt" officeooo:paragraph-rsid="01c23b7f" style:font-name-asian="メイリオ1" style:font-size-asian="9pt" style:font-size-complex="9pt"/>
    </style:style>
    <style:style style:name="P67" style:family="paragraph" style:parent-style-name="Standard">
      <style:text-properties officeooo:paragraph-rsid="01c23b7f"/>
    </style:style>
    <style:style style:name="P68" style:family="paragraph" style:parent-style-name="Standard">
      <style:paragraph-properties fo:line-height="0.388cm" fo:background-color="transparent">
        <style:background-image/>
      </style:paragraph-properties>
      <style:text-properties officeooo:paragraph-rsid="01c23b7f"/>
    </style:style>
    <style:style style:name="P69" style:family="paragraph" style:parent-style-name="Standard">
      <style:paragraph-properties fo:line-height="0.388cm" fo:background-color="transparent">
        <style:background-image/>
      </style:paragraph-properties>
      <style:text-properties fo:font-style="normal" officeooo:paragraph-rsid="01c23b7f" style:font-style-asian="normal" style:font-style-complex="normal"/>
    </style:style>
    <style:style style:name="P7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7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margin-left="0.7cm" fo:margin-right="0cm" fo:line-height="0.388cm" fo:text-indent="-0.7cm"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7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7"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8"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9" style:family="paragraph" style:parent-style-name="Standard" style:master-page-name="">
      <style:paragraph-properties fo:line-height="0.388cm"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80"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81"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0.388cm"/>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0.388cm"/>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0.388cm"/>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0.388cm"/>
      <style:text-properties officeooo:paragraph-rsid="01d1b971"/>
    </style:style>
    <style:style style:name="P87" style:family="paragraph" style:parent-style-name="Standard">
      <style:paragraph-properties fo:line-height="0.388cm"/>
      <style:text-properties officeooo:paragraph-rsid="01d4b012"/>
    </style:style>
    <style:style style:name="P88" style:family="paragraph" style:parent-style-name="Standard">
      <style:paragraph-properties fo:line-height="0.388cm"/>
      <style:text-properties officeooo:paragraph-rsid="01d0a54e"/>
    </style:style>
    <style:style style:name="T1" style:family="text">
      <style:text-properties fo:font-style="italic" officeooo:rsid="00276a3d" style:font-style-asian="italic" style:font-style-complex="italic"/>
    </style:style>
    <style:style style:name="T2" style:family="text">
      <style:text-properties fo:font-style="italic" officeooo:rsid="002f5170" style:font-style-asian="italic" style:font-style-complex="italic"/>
    </style:style>
    <style:style style:name="T3" style:family="text">
      <style:text-properties fo:font-style="italic" officeooo:rsid="00311632" style:font-style-asian="italic" style:font-style-complex="italic"/>
    </style:style>
    <style:style style:name="T4" style:family="text">
      <style:text-properties fo:font-style="italic" officeooo:rsid="0034547f" style:font-style-asian="italic" style:font-style-complex="italic"/>
    </style:style>
    <style:style style:name="T5" style:family="text">
      <style:text-properties fo:font-style="italic" officeooo:rsid="0036f906" style:font-style-asian="italic" style:font-style-complex="italic"/>
    </style:style>
    <style:style style:name="T6" style:family="text">
      <style:text-properties fo:font-style="italic" officeooo:rsid="003baa60" style:font-style-asian="italic" style:font-style-complex="italic"/>
    </style:style>
    <style:style style:name="T7" style:family="text">
      <style:text-properties fo:font-style="italic" officeooo:rsid="003d087f" style:font-style-asian="italic" style:font-style-complex="italic"/>
    </style:style>
    <style:style style:name="T8" style:family="text">
      <style:text-properties fo:font-style="italic" officeooo:rsid="01427558" style:font-style-asian="italic" style:font-style-complex="italic"/>
    </style:style>
    <style:style style:name="T9" style:family="text">
      <style:text-properties fo:font-style="italic" officeooo:rsid="0170e289" style:font-style-asian="italic" style:font-style-complex="italic"/>
    </style:style>
    <style:style style:name="T10" style:family="text">
      <style:text-properties fo:font-style="italic" officeooo:rsid="018461c1" style:font-style-asian="italic" style:font-style-complex="italic"/>
    </style:style>
    <style:style style:name="T11" style:family="text">
      <style:text-properties fo:font-style="italic" officeooo:rsid="0187c678" style:font-style-asian="italic" style:font-style-complex="italic"/>
    </style:style>
    <style:style style:name="T12" style:family="text">
      <style:text-properties fo:font-style="italic" officeooo:rsid="018cb785" style:font-style-asian="italic" style:font-style-complex="italic"/>
    </style:style>
    <style:style style:name="T13" style:family="text">
      <style:text-properties fo:font-style="italic" officeooo:rsid="019643b0" style:font-style-asian="italic" style:font-style-complex="italic"/>
    </style:style>
    <style:style style:name="T14" style:family="text">
      <style:text-properties fo:font-style="italic" officeooo:rsid="01c2014f" style:font-style-asian="italic" style:font-style-complex="italic"/>
    </style:style>
    <style:style style:name="T15"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16"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17"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18" style:family="text">
      <style:text-properties fo:font-style="normal" style:font-style-asian="normal" style:font-style-complex="normal"/>
    </style:style>
    <style:style style:name="T19" style:family="text">
      <style:text-properties fo:font-style="normal" officeooo:rsid="00311632" style:font-style-asian="normal" style:font-style-complex="normal"/>
    </style:style>
    <style:style style:name="T20" style:family="text">
      <style:text-properties fo:font-style="normal" officeooo:rsid="0192cbb7" style:font-style-asian="normal" style:font-style-complex="normal"/>
    </style:style>
    <style:style style:name="T21" style:family="text">
      <style:text-properties fo:font-style="normal" officeooo:rsid="018f60e6" style:font-style-asian="normal" style:font-style-complex="normal"/>
    </style:style>
    <style:style style:name="T22" style:family="text">
      <style:text-properties fo:font-style="normal" officeooo:rsid="018ee22d" style:font-style-asian="normal" style:font-style-complex="normal"/>
    </style:style>
    <style:style style:name="T23" style:family="text">
      <style:text-properties fo:font-style="normal" officeooo:rsid="018db2bd" style:font-style-asian="normal" style:font-style-complex="normal"/>
    </style:style>
    <style:style style:name="T24" style:family="text">
      <style:text-properties fo:font-style="normal" officeooo:rsid="018cb785" style:font-style-asian="normal" style:font-style-complex="normal"/>
    </style:style>
    <style:style style:name="T25" style:family="text">
      <style:text-properties fo:font-style="normal" officeooo:rsid="018b47ea" style:font-style-asian="normal" style:font-style-complex="normal"/>
    </style:style>
    <style:style style:name="T26" style:family="text">
      <style:text-properties fo:font-style="normal" officeooo:rsid="018a094a" style:font-style-asian="normal" style:font-style-complex="normal"/>
    </style:style>
    <style:style style:name="T27" style:family="text">
      <style:text-properties fo:font-style="normal" officeooo:rsid="01886fc0" style:font-style-asian="normal" style:font-style-complex="normal"/>
    </style:style>
    <style:style style:name="T28" style:family="text">
      <style:text-properties fo:font-style="normal" officeooo:rsid="0187c678" style:font-style-asian="normal" style:font-style-complex="normal"/>
    </style:style>
    <style:style style:name="T29" style:family="text">
      <style:text-properties fo:font-style="normal" officeooo:rsid="0180ba63" style:font-style-asian="normal" style:font-style-complex="normal"/>
    </style:style>
    <style:style style:name="T30" style:family="text">
      <style:text-properties fo:font-style="normal" officeooo:rsid="00b3ce21" style:font-style-asian="normal" style:font-style-complex="normal"/>
    </style:style>
    <style:style style:name="T31" style:family="text">
      <style:text-properties fo:font-style="normal" officeooo:rsid="014fd3c9" style:font-style-asian="normal" style:font-style-complex="normal"/>
    </style:style>
    <style:style style:name="T32" style:family="text">
      <style:text-properties fo:font-style="normal" officeooo:rsid="003d087f" style:font-style-asian="normal" style:font-style-complex="normal"/>
    </style:style>
    <style:style style:name="T33" style:family="text">
      <style:text-properties fo:font-style="normal" officeooo:rsid="0059aa7b" style:font-style-asian="normal" style:font-style-complex="normal"/>
    </style:style>
    <style:style style:name="T34" style:family="text">
      <style:text-properties fo:font-style="normal" officeooo:rsid="0170e289" style:font-style-asian="normal" style:font-style-complex="normal"/>
    </style:style>
    <style:style style:name="T35" style:family="text">
      <style:text-properties fo:font-style="normal" officeooo:rsid="00276a3d" style:font-style-asian="normal" style:font-style-complex="normal"/>
    </style:style>
    <style:style style:name="T36" style:family="text">
      <style:text-properties fo:font-style="normal" officeooo:rsid="002bfdcf" style:font-style-asian="normal" style:font-style-complex="normal"/>
    </style:style>
    <style:style style:name="T37" style:family="text">
      <style:text-properties fo:font-style="normal" officeooo:rsid="017261db" style:font-style-asian="normal" style:font-style-complex="normal"/>
    </style:style>
    <style:style style:name="T38" style:family="text">
      <style:text-properties fo:font-style="normal" officeooo:rsid="01c7de0e" style:font-style-asian="normal" style:font-style-complex="normal"/>
    </style:style>
    <style:style style:name="T39" style:family="text">
      <style:text-properties fo:font-style="normal" officeooo:rsid="01cd8a36" style:font-style-asian="normal" style:font-style-complex="normal"/>
    </style:style>
    <style:style style:name="T40" style:family="text">
      <style:text-properties fo:font-style="normal" fo:font-weight="normal" officeooo:rsid="0026027d" style:font-style-asian="normal" style:font-weight-asian="normal" style:font-style-complex="normal" style:font-weight-complex="normal"/>
    </style:style>
    <style:style style:name="T41" style:family="text">
      <style:text-properties fo:font-style="normal" fo:font-weight="normal" officeooo:rsid="0050966e" style:font-style-asian="normal" style:font-weight-asian="normal" style:font-style-complex="normal" style:font-weight-complex="normal"/>
    </style:style>
    <style:style style:name="T42" style:family="text">
      <style:text-properties fo:font-style="normal" fo:font-weight="normal" officeooo:rsid="01803eb1"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311632" style:font-style-asian="normal" style:font-style-complex="normal"/>
    </style:style>
    <style:style style:name="T44" style:family="text">
      <style:text-properties fo:font-style="normal" style:text-underline-style="solid" style:text-underline-width="auto" style:text-underline-color="font-color" officeooo:rsid="0034547f" style:font-style-asian="normal" style:font-style-complex="normal"/>
    </style:style>
    <style:style style:name="T45"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46"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baff5"/>
    </style:style>
    <style:style style:name="T49" style:family="text">
      <style:text-properties style:text-underline-style="solid" style:text-underline-width="auto" style:text-underline-color="font-color" officeooo:rsid="004d1858"/>
    </style:style>
    <style:style style:name="T50" style:family="text">
      <style:text-properties style:text-underline-style="solid" style:text-underline-width="auto" style:text-underline-color="font-color" officeooo:rsid="004e57ba"/>
    </style:style>
    <style:style style:name="T51" style:family="text">
      <style:text-properties style:text-underline-style="solid" style:text-underline-width="auto" style:text-underline-color="font-color" officeooo:rsid="00311632"/>
    </style:style>
    <style:style style:name="T52" style:family="text">
      <style:text-properties style:text-underline-style="solid" style:text-underline-width="auto" style:text-underline-color="font-color" officeooo:rsid="0034547f"/>
    </style:style>
    <style:style style:name="T53" style:family="text">
      <style:text-properties style:text-underline-style="solid" style:text-underline-width="auto" style:text-underline-color="font-color" officeooo:rsid="01bbb194"/>
    </style:style>
    <style:style style:name="T54" style:family="text">
      <style:text-properties style:text-underline-style="solid" style:text-underline-width="auto" style:text-underline-color="font-color" officeooo:rsid="01bcf577"/>
    </style:style>
    <style:style style:name="T55" style:family="text">
      <style:text-properties officeooo:rsid="001baff5"/>
    </style:style>
    <style:style style:name="T56" style:family="text">
      <style:text-properties style:font-name="メイリオ" fo:font-size="9pt" officeooo:rsid="000f9db4" style:font-name-asian="メイリオ" style:font-size-asian="9pt" style:language-asian="ja" style:country-asian="JP" style:font-size-complex="9pt"/>
    </style:style>
    <style:style style:name="T57" style:family="text">
      <style:text-properties style:font-name="メイリオ" fo:font-size="9pt" officeooo:rsid="006f2739" style:font-name-asian="メイリオ" style:font-size-asian="9pt" style:language-asian="ja" style:country-asian="JP" style:font-size-complex="9pt"/>
    </style:style>
    <style:style style:name="T58" style:family="text">
      <style:text-properties style:font-name="メイリオ" fo:font-size="9pt" officeooo:rsid="006f3a2d" style:font-name-asian="メイリオ" style:font-size-asian="9pt" style:language-asian="ja" style:country-asian="JP" style:font-size-complex="9pt"/>
    </style:style>
    <style:style style:name="T59" style:family="text">
      <style:text-properties style:font-name="メイリオ" fo:font-size="9pt" officeooo:rsid="00790367" style:font-name-asian="メイリオ" style:font-size-asian="9pt" style:language-asian="ja" style:country-asian="JP" style:font-size-complex="9pt"/>
    </style:style>
    <style:style style:name="T60" style:family="text">
      <style:text-properties style:font-name="メイリオ" fo:font-size="9pt" officeooo:rsid="012efa7a" style:font-name-asian="メイリオ" style:font-size-asian="9pt" style:language-asian="ja" style:country-asian="JP" style:font-size-complex="9pt"/>
    </style:style>
    <style:style style:name="T61" style:family="text">
      <style:text-properties style:font-name="メイリオ" fo:font-size="9pt" officeooo:rsid="00784a19" style:font-name-asian="メイリオ" style:font-size-asian="9pt" style:language-asian="ja" style:country-asian="JP" style:font-size-complex="9pt"/>
    </style:style>
    <style:style style:name="T62" style:family="text">
      <style:text-properties style:font-name="メイリオ" fo:font-size="9pt" officeooo:rsid="00995e83" style:font-name-asian="メイリオ" style:font-size-asian="9pt" style:language-asian="ja" style:country-asian="JP" style:font-size-complex="9pt"/>
    </style:style>
    <style:style style:name="T63" style:family="text">
      <style:text-properties style:font-name="メイリオ" fo:font-size="9pt" officeooo:rsid="0171cbf5" style:font-name-asian="メイリオ" style:font-size-asian="9pt" style:language-asian="ja" style:country-asian="JP" style:font-size-complex="9pt"/>
    </style:style>
    <style:style style:name="T64" style:family="text">
      <style:text-properties style:font-name="メイリオ" fo:font-size="9pt" officeooo:rsid="01768e9c" style:font-name-asian="メイリオ" style:font-size-asian="9pt" style:language-asian="ja" style:country-asian="JP" style:font-size-complex="9pt"/>
    </style:style>
    <style:style style:name="T65" style:family="text">
      <style:text-properties style:font-name="メイリオ" fo:font-size="9pt" officeooo:rsid="017e8706" style:font-name-asian="メイリオ" style:font-size-asian="9pt" style:language-asian="ja" style:country-asian="JP" style:font-size-complex="9pt"/>
    </style:style>
    <style:style style:name="T66" style:family="text">
      <style:text-properties style:font-name="メイリオ" fo:font-size="9pt" officeooo:rsid="00293834" style:font-name-asian="メイリオ" style:font-size-asian="9pt" style:language-asian="ja" style:country-asian="JP" style:font-size-complex="9pt"/>
    </style:style>
    <style:style style:name="T67" style:family="text">
      <style:text-properties style:font-name="メイリオ" fo:font-size="9pt" officeooo:rsid="01c01d46" style:font-name-asian="メイリオ" style:font-size-asian="9pt" style:language-asian="ja" style:country-asian="JP" style:font-size-complex="9pt"/>
    </style:style>
    <style:style style:name="T68"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69"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70"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71"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72"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73"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74"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7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76" style:family="text">
      <style:text-properties style:font-name="メイリオ" fo:font-size="9pt" fo:font-style="normal" officeooo:rsid="01d61e4e" style:font-name-asian="メイリオ" style:font-size-asian="9pt" style:language-asian="ja" style:country-asian="JP" style:font-style-asian="normal" style:font-size-complex="9pt" style:font-style-complex="normal"/>
    </style:style>
    <style:style style:name="T77" style:family="text">
      <style:text-properties style:font-name="メイリオ" fo:font-size="9pt" fo:font-style="normal" officeooo:rsid="01d93e65" style:font-name-asian="メイリオ" style:font-size-asian="9pt" style:language-asian="ja" style:country-asian="JP" style:font-style-asian="normal" style:font-size-complex="9pt" style:font-style-complex="normal"/>
    </style:style>
    <style:style style:name="T78" style:family="text">
      <style:text-properties style:font-name="メイリオ" fo:font-size="9pt" fo:font-style="normal" fo:font-weight="normal" officeooo:rsid="01ccc986" style:font-name-asian="メイリオ" style:font-size-asian="9pt" style:language-asian="ja" style:country-asian="JP" style:font-style-asian="normal" style:font-weight-asian="normal" style:font-size-complex="9pt" style:font-style-complex="normal" style:font-weight-complex="normal"/>
    </style:style>
    <style:style style:name="T79" style:family="text">
      <style:text-properties style:font-name="メイリオ" fo:font-size="9pt" fo:font-style="normal" style:text-underline-style="none" officeooo:rsid="00c9c53a" style:font-name-asian="メイリオ" style:font-size-asian="9pt" style:language-asian="ja" style:country-asian="JP" style:font-style-asian="normal" style:font-size-complex="9pt" style:font-style-complex="normal"/>
    </style:style>
    <style:style style:name="T80"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81" style:family="text">
      <style:text-properties style:font-name="メイリオ" style:font-name-asian="メイリオ" style:language-asian="ja" style:country-asian="JP"/>
    </style:style>
    <style:style style:name="T82" style:family="text">
      <style:text-properties style:font-name="メイリオ" officeooo:rsid="01ccc986" style:font-name-asian="メイリオ" style:language-asian="ja" style:country-asian="JP"/>
    </style:style>
    <style:style style:name="T83" style:family="text">
      <style:text-properties style:text-underline-style="none"/>
    </style:style>
    <style:style style:name="T84" style:family="text">
      <style:text-properties style:text-underline-style="none" officeooo:rsid="004d1858"/>
    </style:style>
    <style:style style:name="T85" style:family="text">
      <style:text-properties style:text-underline-style="none" officeooo:rsid="00859b4f"/>
    </style:style>
    <style:style style:name="T86" style:family="text">
      <style:text-properties style:text-underline-style="none" officeooo:rsid="00dc3773"/>
    </style:style>
    <style:style style:name="T87" style:family="text">
      <style:text-properties style:text-underline-style="none" fo:font-weight="normal" officeooo:rsid="0034547f" style:font-weight-asian="normal" style:font-weight-complex="normal"/>
    </style:style>
    <style:style style:name="T88" style:family="text">
      <style:text-properties style:text-underline-style="none" officeooo:rsid="000f9db4"/>
    </style:style>
    <style:style style:name="T89" style:family="text">
      <style:text-properties style:text-underline-style="none" officeooo:rsid="0051d0bd"/>
    </style:style>
    <style:style style:name="T90" style:family="text">
      <style:text-properties style:text-underline-style="none" officeooo:rsid="01be1b27"/>
    </style:style>
    <style:style style:name="T91" style:family="text">
      <style:text-properties officeooo:rsid="00276a3d"/>
    </style:style>
    <style:style style:name="T92" style:family="text">
      <style:text-properties style:font-name="Meiryo"/>
    </style:style>
    <style:style style:name="T93" style:family="text">
      <style:text-properties style:font-name="Meiryo" fo:font-size="6pt" fo:font-style="italic" officeooo:rsid="00311632" style:font-style-asian="italic" style:font-style-complex="italic"/>
    </style:style>
    <style:style style:name="T94" style:family="text">
      <style:text-properties style:font-name="Meiryo" fo:font-size="6pt" fo:font-style="italic" officeooo:rsid="003d087f" style:font-style-asian="italic" style:font-style-complex="italic"/>
    </style:style>
    <style:style style:name="T95" style:family="text">
      <style:text-properties style:font-name="Meiryo" fo:font-size="5pt"/>
    </style:style>
    <style:style style:name="T96" style:family="text">
      <style:text-properties style:font-name="Meiryo" fo:font-size="5pt" fo:font-style="normal" style:font-style-asian="normal" style:font-style-complex="normal"/>
    </style:style>
    <style:style style:name="T97" style:family="text">
      <style:text-properties style:font-name="Meiryo" fo:font-style="italic" officeooo:rsid="003baa60" style:font-style-asian="italic" style:font-style-complex="italic"/>
    </style:style>
    <style:style style:name="T98" style:family="text">
      <style:text-properties style:font-name="Meiryo" fo:font-style="italic" officeooo:rsid="003d087f" style:font-style-asian="italic" style:font-style-complex="italic"/>
    </style:style>
    <style:style style:name="T99" style:family="text">
      <style:text-properties style:font-name="Meiryo" fo:font-style="italic" officeooo:rsid="0152484d" style:font-style-asian="italic" style:font-style-complex="italic"/>
    </style:style>
    <style:style style:name="T100" style:family="text">
      <style:text-properties style:font-name="Meiryo" fo:font-style="italic" style:text-underline-style="solid" style:text-underline-width="auto" style:text-underline-color="font-color" officeooo:rsid="00311632" style:font-style-asian="italic" style:font-style-complex="italic"/>
    </style:style>
    <style:style style:name="T101" style:family="text">
      <style:text-properties style:font-name="Meiryo" fo:font-style="normal" style:font-style-asian="normal" style:font-style-complex="normal"/>
    </style:style>
    <style:style style:name="T102" style:family="text">
      <style:text-properties style:font-name="Meiryo" fo:font-style="normal" officeooo:rsid="0157090b" style:font-style-asian="normal" style:font-style-complex="normal"/>
    </style:style>
    <style:style style:name="T103" style:family="text">
      <style:text-properties style:font-name="Meiryo" fo:font-style="normal" style:text-underline-style="solid" style:text-underline-width="auto" style:text-underline-color="font-color" officeooo:rsid="00311632" style:font-style-asian="normal" style:font-style-complex="normal"/>
    </style:style>
    <style:style style:name="T104" style:family="text">
      <style:text-properties style:font-name="Meiryo" fo:font-style="normal" style:text-underline-style="solid" style:text-underline-width="auto" style:text-underline-color="font-color" officeooo:rsid="017ae1aa" style:font-style-asian="normal" style:font-style-complex="normal"/>
    </style:style>
    <style:style style:name="T105" style:family="text">
      <style:text-properties style:font-name="Meiryo" officeooo:rsid="003d087f"/>
    </style:style>
    <style:style style:name="T106" style:family="text">
      <style:text-properties style:font-name="Meiryo" style:text-underline-style="none"/>
    </style:style>
    <style:style style:name="T107" style:family="text">
      <style:text-properties style:font-name="Meiryo" style:text-underline-style="solid" style:text-underline-width="auto" style:text-underline-color="font-color"/>
    </style:style>
    <style:style style:name="T108" style:family="text">
      <style:text-properties style:font-name="Meiryo" fo:font-weight="normal" style:font-weight-asian="normal" style:font-weight-complex="normal"/>
    </style:style>
    <style:style style:name="T109" style:family="text">
      <style:text-properties style:font-name="メイリオ1"/>
    </style:style>
    <style:style style:name="T110" style:family="text">
      <style:text-properties style:font-name="メイリオ1" fo:font-size="9pt" officeooo:rsid="000f9db4" style:font-name-asian="メイリオ1" style:font-size-asian="9pt" style:language-asian="ja" style:country-asian="JP" style:font-size-complex="9pt"/>
    </style:style>
    <style:style style:name="T111" style:family="text">
      <style:text-properties style:font-name="メイリオ1" fo:font-size="9pt" officeooo:rsid="013363d9" style:font-name-asian="メイリオ1" style:font-size-asian="9pt" style:language-asian="ja" style:country-asian="JP" style:font-size-complex="9pt"/>
    </style:style>
    <style:style style:name="T112" style:family="text">
      <style:text-properties style:font-name="メイリオ1" officeooo:rsid="0040f88f"/>
    </style:style>
    <style:style style:name="T113" style:family="text">
      <style:text-properties style:font-name="メイリオ1" officeooo:rsid="00e37e68"/>
    </style:style>
    <style:style style:name="T114" style:family="text">
      <style:text-properties style:font-name="メイリオ1" officeooo:rsid="0040f88f" style:font-name-asian="メイリオ1"/>
    </style:style>
    <style:style style:name="T115" style:family="text">
      <style:text-properties style:font-name="メイリオ1" officeooo:rsid="00fb66ab" style:font-name-asian="メイリオ1"/>
    </style:style>
    <style:style style:name="T116" style:family="text">
      <style:text-properties style:font-name="メイリオ1" officeooo:rsid="00311632"/>
    </style:style>
    <style:style style:name="T117" style:family="text">
      <style:text-properties style:font-name="メイリオ1" style:text-underline-style="none" fo:font-weight="normal" style:font-weight-asian="normal" style:font-weight-complex="normal"/>
    </style:style>
    <style:style style:name="T118" style:family="text">
      <style:text-properties style:font-name="メイリオ1" style:text-underline-style="none" fo:font-weight="normal" officeooo:rsid="00311632" style:font-weight-asian="normal" style:font-weight-complex="normal"/>
    </style:style>
    <style:style style:name="T119" style:family="text">
      <style:text-properties style:font-name="メイリオ1" officeooo:rsid="01c7d4ca"/>
    </style:style>
    <style:style style:name="T120" style:family="text">
      <style:text-properties officeooo:rsid="003d087f"/>
    </style:style>
    <style:style style:name="T121" style:family="text">
      <style:text-properties officeooo:rsid="0051d0bd"/>
    </style:style>
    <style:style style:name="T122" style:family="text">
      <style:text-properties officeooo:rsid="0051ee7a"/>
    </style:style>
    <style:style style:name="T123" style:family="text">
      <style:text-properties officeooo:rsid="00587a1b"/>
    </style:style>
    <style:style style:name="T124" style:family="text">
      <style:text-properties officeooo:rsid="0059aa7b"/>
    </style:style>
    <style:style style:name="T125" style:family="text">
      <style:text-properties officeooo:rsid="006e3f6a"/>
    </style:style>
    <style:style style:name="T126" style:family="text">
      <style:text-properties fo:color="#000000" style:font-name="メイリオ1" fo:font-size="9pt" fo:background-color="transparent" loext:char-shading-value="0" style:font-name-asian="メイリオ1" style:font-size-asian="9pt" style:font-size-complex="9pt"/>
    </style:style>
    <style:style style:name="T127" style:family="text">
      <style:text-properties fo:color="#000000" style:font-name="メイリオ1" fo:font-size="9pt" officeooo:rsid="009d6b04" fo:background-color="transparent" loext:char-shading-value="0" style:font-name-asian="メイリオ1" style:font-size-asian="9pt" style:font-size-complex="9pt"/>
    </style:style>
    <style:style style:name="T128" style:family="text">
      <style:text-properties fo:color="#000000" style:font-name="メイリオ1" fo:font-size="9pt" officeooo:rsid="009e0752" fo:background-color="transparent" loext:char-shading-value="0" style:font-name-asian="メイリオ1" style:font-size-asian="9pt" style:font-size-complex="9pt"/>
    </style:style>
    <style:style style:name="T129" style:family="text">
      <style:text-properties fo:color="#000000" style:font-name="メイリオ1" fo:font-size="9pt" officeooo:rsid="0107ab3c" fo:background-color="transparent" loext:char-shading-value="0" style:font-name-asian="メイリオ1" style:font-size-asian="9pt" style:font-size-complex="9pt"/>
    </style:style>
    <style:style style:name="T130" style:family="text">
      <style:text-properties fo:color="#000000" style:font-name="メイリオ1" fo:font-size="9pt" officeooo:rsid="012efa7a" fo:background-color="transparent" loext:char-shading-value="0" style:font-name-asian="メイリオ1" style:font-size-asian="9pt" style:font-size-complex="9pt"/>
    </style:style>
    <style:style style:name="T131" style:family="text">
      <style:text-properties fo:color="#000000" style:font-name="メイリオ1" fo:font-size="9pt" officeooo:rsid="015a3554" fo:background-color="transparent" loext:char-shading-value="0" style:font-name-asian="メイリオ1" style:font-size-asian="9pt" style:font-size-complex="9pt"/>
    </style:style>
    <style:style style:name="T132" style:family="text">
      <style:text-properties fo:color="#000000" style:font-name="メイリオ1" fo:font-size="9pt" officeooo:rsid="0171cbf5" fo:background-color="transparent" loext:char-shading-value="0" style:font-name-asian="メイリオ1" style:font-size-asian="9pt" style:font-size-complex="9pt"/>
    </style:style>
    <style:style style:name="T133" style:family="text">
      <style:text-properties fo:color="#000000" style:font-name="メイリオ1" fo:font-size="9pt" officeooo:rsid="017261db" fo:background-color="transparent" loext:char-shading-value="0" style:font-name-asian="メイリオ1" style:font-size-asian="9pt" style:font-size-complex="9pt"/>
    </style:style>
    <style:style style:name="T134" style:family="text">
      <style:text-properties fo:color="#000000" style:font-name="メイリオ1" fo:font-size="9pt" officeooo:rsid="01b409c5" fo:background-color="transparent" loext:char-shading-value="0" style:font-name-asian="メイリオ1" style:font-size-asian="9pt" style:font-size-complex="9pt"/>
    </style:style>
    <style:style style:name="T135" style:family="text">
      <style:text-properties fo:color="#000000" style:font-name="メイリオ1" fo:font-size="9pt" officeooo:rsid="00995e83" fo:background-color="transparent" loext:char-shading-value="0" style:font-name-asian="メイリオ1" style:font-size-asian="9pt" style:font-size-complex="9pt"/>
    </style:style>
    <style:style style:name="T136"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137"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138"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139"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140"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141"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142"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143"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144"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145"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146"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147" style:family="text">
      <style:text-properties fo:color="#000000" style:font-name="メイリオ1" fo:font-style="italic" fo:background-color="transparent" loext:char-shading-value="0" style:font-name-asian="メイリオ1" style:font-style-asian="italic"/>
    </style:style>
    <style:style style:name="T148" style:family="text">
      <style:text-properties fo:color="#000000" style:font-name="メイリオ1" fo:font-style="italic" officeooo:rsid="00995e83" fo:background-color="transparent" loext:char-shading-value="0" style:font-name-asian="メイリオ1" style:font-style-asian="italic"/>
    </style:style>
    <style:style style:name="T149" style:family="text">
      <style:text-properties fo:color="#000000" style:font-name="メイリオ1" fo:background-color="transparent" loext:char-shading-value="0" style:font-name-asian="メイリオ1"/>
    </style:style>
    <style:style style:name="T150" style:family="text">
      <style:text-properties fo:color="#000000" style:font-name="メイリオ1" officeooo:rsid="009e0752" fo:background-color="transparent" loext:char-shading-value="0" style:font-name-asian="メイリオ1"/>
    </style:style>
    <style:style style:name="T151" style:family="text">
      <style:text-properties fo:color="#000000" style:font-name="メイリオ1" officeooo:rsid="015a457e" fo:background-color="transparent" loext:char-shading-value="0" style:font-name-asian="メイリオ1"/>
    </style:style>
    <style:style style:name="T152" style:family="text">
      <style:text-properties fo:color="#000000" officeooo:rsid="00f1dade" fo:background-color="transparent" loext:char-shading-value="0"/>
    </style:style>
    <style:style style:name="T153" style:family="text">
      <style:text-properties fo:color="#000000" officeooo:rsid="00784a19" fo:background-color="transparent" loext:char-shading-value="0"/>
    </style:style>
    <style:style style:name="T154" style:family="text">
      <style:text-properties officeooo:rsid="0074ccba"/>
    </style:style>
    <style:style style:name="T155" style:family="text">
      <style:text-properties officeooo:rsid="00784a19"/>
    </style:style>
    <style:style style:name="T156" style:family="text">
      <style:text-properties officeooo:rsid="007e10a3"/>
    </style:style>
    <style:style style:name="T157" style:family="text">
      <style:text-properties officeooo:rsid="00859b4f"/>
    </style:style>
    <style:style style:name="T158" style:family="text">
      <style:text-properties officeooo:rsid="0088a849"/>
    </style:style>
    <style:style style:name="T159" style:family="text">
      <style:text-properties officeooo:rsid="008ee4fa"/>
    </style:style>
    <style:style style:name="T160" style:family="text">
      <style:text-properties officeooo:rsid="008f69ce"/>
    </style:style>
    <style:style style:name="T161" style:family="text">
      <style:text-properties officeooo:rsid="00907823"/>
    </style:style>
    <style:style style:name="T162" style:family="text">
      <style:text-properties officeooo:rsid="00952157"/>
    </style:style>
    <style:style style:name="T163" style:family="text">
      <style:text-properties officeooo:rsid="00963410"/>
    </style:style>
    <style:style style:name="T164" style:family="text">
      <style:text-properties officeooo:rsid="00995e83"/>
    </style:style>
    <style:style style:name="T165" style:family="text">
      <style:text-properties officeooo:rsid="00a3c144"/>
    </style:style>
    <style:style style:name="T166"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167" style:family="text">
      <style:text-properties fo:font-variant="normal" fo:text-transform="none" fo:color="#222222" style:font-name="Consolas" fo:font-size="9pt" fo:letter-spacing="normal" fo:font-style="normal" fo:font-weight="normal"/>
    </style:style>
    <style:style style:name="T168" style:family="text">
      <style:text-properties fo:font-variant="normal" fo:text-transform="none" fo:color="#222222" style:font-name="Consolas" fo:font-size="9pt" fo:letter-spacing="normal" fo:font-style="normal" fo:font-weight="normal" style:language-asian="ja" style:country-asian="JP"/>
    </style:style>
    <style:style style:name="T169" style:family="text">
      <style:text-properties fo:font-variant="normal" fo:text-transform="none" fo:color="#222222" style:font-name="Consolas" fo:font-size="9pt" fo:letter-spacing="normal" fo:font-style="normal" fo:font-weight="normal" style:font-size-asian="9pt" style:language-asian="ja" style:country-asian="JP" style:font-size-complex="9pt"/>
    </style:style>
    <style:style style:name="T170" style:family="text">
      <style:text-properties fo:font-variant="normal" fo:text-transform="none" fo:color="#222222" style:font-name="Consolas" fo:font-size="9pt" fo:letter-spacing="normal" fo:font-style="normal" fo:font-weight="normal" style:font-size-asian="9pt" style:language-asian="ja" style:country-asian="JP" style:font-size-complex="10.25pt"/>
    </style:style>
    <style:style style:name="T171" style:family="text">
      <style:text-properties fo:font-variant="normal" fo:text-transform="none" fo:color="#222222" style:font-name="Consolas" fo:font-size="9pt" fo:letter-spacing="normal" fo:font-style="normal" fo:font-weight="normal" officeooo:rsid="01d1b971" style:font-size-asian="9pt" style:language-asian="ja" style:country-asian="JP" style:font-size-complex="10.25pt"/>
    </style:style>
    <style:style style:name="T172" style:family="text">
      <style:text-properties fo:font-variant="normal" fo:text-transform="none" fo:color="#222222" style:font-name="Consolas" fo:font-size="9pt" fo:letter-spacing="normal" fo:font-style="normal" fo:font-weight="normal" officeooo:rsid="01d1b971"/>
    </style:style>
    <style:style style:name="T173" style:family="text">
      <style:text-properties fo:font-variant="normal" fo:text-transform="none" fo:color="#222222" style:font-name="Consolas" fo:font-size="9pt" fo:letter-spacing="normal" fo:font-style="normal" style:text-underline-style="none" fo:font-weight="normal" officeooo:rsid="00c9c53a" style:font-name-asian="メイリオ" style:font-size-asian="9pt" style:language-asian="ja" style:country-asian="JP" style:font-style-asian="normal" style:font-size-complex="9pt" style:font-style-complex="normal"/>
    </style:style>
    <style:style style:name="T174" style:family="text">
      <style:text-properties fo:font-variant="normal" fo:text-transform="none" fo:color="#222222" style:font-name="Consolas" fo:font-size="10.25pt" fo:letter-spacing="normal" fo:font-style="normal" fo:font-weight="normal" style:font-size-asian="9pt" style:language-asian="ja" style:country-asian="JP" style:font-size-complex="10.25pt"/>
    </style:style>
    <style:style style:name="T175" style:family="text">
      <style:text-properties fo:font-variant="normal" fo:text-transform="none" fo:color="#222222" style:font-name="Consolas" fo:font-size="10.25pt" fo:letter-spacing="normal" fo:font-style="normal" fo:font-weight="normal" style:font-size-asian="9pt" style:font-size-complex="10.25pt"/>
    </style:style>
    <style:style style:name="T176" style:family="text">
      <style:text-properties fo:font-variant="normal" fo:text-transform="none" fo:color="#222222" fo:font-size="9pt" fo:letter-spacing="normal" fo:font-style="normal" fo:font-weight="normal"/>
    </style:style>
    <style:style style:name="T177" style:family="text">
      <style:text-properties fo:font-variant="normal" fo:text-transform="none" fo:color="#222222" fo:font-size="9pt" fo:letter-spacing="normal" fo:font-style="normal" fo:font-weight="normal" style:language-asian="ja" style:country-asian="JP"/>
    </style:style>
    <style:style style:name="T178" style:family="text">
      <style:text-properties fo:font-variant="normal" fo:text-transform="none" fo:color="#222222" fo:font-size="9pt" fo:letter-spacing="normal" fo:font-style="normal" fo:font-weight="normal" style:font-size-asian="9pt" style:font-size-complex="9pt"/>
    </style:style>
    <style:style style:name="T179"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80" style:family="text">
      <style:text-properties fo:font-variant="normal" fo:text-transform="none" fo:color="#222222" style:font-name="メイリオ" fo:font-size="9pt" fo:letter-spacing="normal" fo:font-style="normal" style:text-underline-style="none" fo:font-weight="normal" officeooo:rsid="000f9db4" style:font-name-asian="メイリオ" style:font-size-asian="9pt" style:language-asian="ja" style:country-asian="JP" style:font-style-asian="normal" style:font-size-complex="9pt" style:font-style-complex="normal"/>
    </style:style>
    <style:style style:name="T181" style:family="text">
      <style:text-properties fo:font-variant="normal" fo:text-transform="none" fo:color="#222222" style:font-name="メイリオ" fo:font-size="9pt" fo:letter-spacing="normal" fo:font-style="normal" style:text-underline-style="none" fo:font-weight="normal" officeooo:rsid="01d1b971" style:font-name-asian="メイリオ" style:font-size-asian="9pt" style:language-asian="ja" style:country-asian="JP" style:font-style-asian="normal" style:font-size-complex="9pt" style:font-style-complex="normal"/>
    </style:style>
    <style:style style:name="T182" style:family="text">
      <style:text-properties officeooo:rsid="000f9db4" style:font-name-asian="メイリオ" style:font-size-asian="9pt" style:language-asian="ja" style:country-asian="JP" style:font-size-complex="9pt"/>
    </style:style>
    <style:style style:name="T183" style:family="text">
      <style:text-properties officeooo:rsid="00784a19" style:font-name-asian="メイリオ" style:font-size-asian="9pt" style:language-asian="ja" style:country-asian="JP" style:font-size-complex="9pt"/>
    </style:style>
    <style:style style:name="T184" style:family="text">
      <style:text-properties officeooo:rsid="009d6b04" style:font-name-asian="メイリオ" style:font-size-asian="9pt" style:language-asian="ja" style:country-asian="JP" style:font-size-complex="9pt"/>
    </style:style>
    <style:style style:name="T185" style:family="text">
      <style:text-properties officeooo:rsid="00f48acf" style:font-name-asian="メイリオ" style:font-size-asian="9pt" style:language-asian="ja" style:country-asian="JP" style:font-size-complex="9pt"/>
    </style:style>
    <style:style style:name="T186" style:family="text">
      <style:text-properties officeooo:rsid="00311632" style:font-name-asian="メイリオ" style:font-size-asian="9pt" style:language-asian="ja" style:country-asian="JP" style:font-size-complex="9pt"/>
    </style:style>
    <style:style style:name="T187" style:family="text">
      <style:text-properties officeooo:rsid="003baa60" style:font-name-asian="メイリオ" style:font-size-asian="9pt" style:language-asian="ja" style:country-asian="JP" style:font-size-complex="9pt"/>
    </style:style>
    <style:style style:name="T188" style:family="text">
      <style:text-properties officeooo:rsid="01cabacf" style:font-name-asian="メイリオ" style:font-size-asian="9pt" style:language-asian="ja" style:country-asian="JP" style:font-size-complex="9pt"/>
    </style:style>
    <style:style style:name="T189" style:family="text">
      <style:text-properties officeooo:rsid="00abb3e1"/>
    </style:style>
    <style:style style:name="T190" style:family="text">
      <style:text-properties officeooo:rsid="00b10a1b"/>
    </style:style>
    <style:style style:name="T191" style:family="text">
      <style:text-properties officeooo:rsid="00b415fd"/>
    </style:style>
    <style:style style:name="T192" style:family="text">
      <style:text-properties officeooo:rsid="00bf1f58"/>
    </style:style>
    <style:style style:name="T193" style:family="text">
      <style:text-properties officeooo:rsid="00c041f4"/>
    </style:style>
    <style:style style:name="T194" style:family="text">
      <style:text-properties officeooo:rsid="00c9dfd4"/>
    </style:style>
    <style:style style:name="T195" style:family="text">
      <style:text-properties officeooo:rsid="00cc9878"/>
    </style:style>
    <style:style style:name="T196" style:family="text">
      <style:text-properties officeooo:rsid="00cf7e4c"/>
    </style:style>
    <style:style style:name="T197" style:family="text">
      <style:text-properties officeooo:rsid="00d127b1"/>
    </style:style>
    <style:style style:name="T198" style:family="text">
      <style:text-properties officeooo:rsid="00d9b225"/>
    </style:style>
    <style:style style:name="T199" style:family="text">
      <style:text-properties officeooo:rsid="00dc3773"/>
    </style:style>
    <style:style style:name="T200" style:family="text">
      <style:text-properties officeooo:rsid="00dd5d75"/>
    </style:style>
    <style:style style:name="T201" style:family="text">
      <style:text-properties officeooo:rsid="00e70c57"/>
    </style:style>
    <style:style style:name="T202" style:family="text">
      <style:text-properties officeooo:rsid="00ebbcb5"/>
    </style:style>
    <style:style style:name="T203" style:family="text">
      <style:text-properties officeooo:rsid="000f9db4"/>
    </style:style>
    <style:style style:name="T204" style:family="text">
      <style:text-properties officeooo:rsid="013363d9"/>
    </style:style>
    <style:style style:name="T205" style:family="text">
      <style:text-properties officeooo:rsid="0141c6cc"/>
    </style:style>
    <style:style style:name="T206" style:family="text">
      <style:text-properties officeooo:rsid="01427558"/>
    </style:style>
    <style:style style:name="T207" style:family="text">
      <style:text-properties officeooo:rsid="014dac4f"/>
    </style:style>
    <style:style style:name="T208"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209" style:family="text">
      <style:text-properties style:use-window-font-color="true" style:font-name="メイリオ1" fo:font-size="9pt" fo:background-color="transparent" loext:char-shading-value="0" style:font-size-asian="9pt" style:font-size-complex="9pt"/>
    </style:style>
    <style:style style:name="T210" style:family="text">
      <style:text-properties style:use-window-font-color="true" style:font-name="メイリオ1" fo:font-size="9pt" officeooo:rsid="016d1348" fo:background-color="transparent" loext:char-shading-value="0" style:font-size-asian="9pt" style:font-size-complex="9pt"/>
    </style:style>
    <style:style style:name="T211" style:family="text">
      <style:text-properties style:use-window-font-color="true" style:font-name="メイリオ1" fo:font-size="9pt" officeooo:rsid="016e3703" fo:background-color="transparent" loext:char-shading-value="0" style:font-size-asian="9pt" style:font-size-complex="9pt"/>
    </style:style>
    <style:style style:name="T212" style:family="text">
      <style:text-properties style:use-window-font-color="true" style:font-name="メイリオ1" fo:font-size="9pt" fo:background-color="transparent" loext:char-shading-value="0" style:font-name-asian="メイリオ1" style:font-size-asian="9pt" style:font-size-complex="9pt"/>
    </style:style>
    <style:style style:name="T213" style:family="text">
      <style:text-properties style:use-window-font-color="true" style:font-name="メイリオ1" fo:font-size="9pt" style:text-underline-style="none" fo:background-color="transparent" loext:char-shading-value="0" style:font-size-asian="9pt" style:font-size-complex="9pt"/>
    </style:style>
    <style:style style:name="T214"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215" style:family="text">
      <style:text-properties style:use-window-font-color="true" style:font-name="メイリオ1" fo:background-color="transparent" loext:char-shading-value="0" style:font-name-asian="メイリオ1"/>
    </style:style>
    <style:style style:name="T216" style:family="text">
      <style:text-properties style:use-window-font-color="true" style:font-name="メイリオ1" officeooo:rsid="00311632" fo:background-color="transparent" loext:char-shading-value="0" style:font-name-asian="メイリオ1"/>
    </style:style>
    <style:style style:name="T217" style:family="text">
      <style:text-properties style:use-window-font-color="true" style:font-name="メイリオ1" officeooo:rsid="0180ba63" fo:background-color="transparent" loext:char-shading-value="0" style:font-name-asian="メイリオ1"/>
    </style:style>
    <style:style style:name="T218" style:family="text">
      <style:text-properties style:use-window-font-color="true" fo:background-color="transparent" loext:char-shading-value="0"/>
    </style:style>
    <style:style style:name="T219" style:family="text">
      <style:text-properties style:use-window-font-color="true" officeooo:rsid="0187c678" fo:background-color="transparent" loext:char-shading-value="0"/>
    </style:style>
    <style:style style:name="T220" style:family="text">
      <style:text-properties style:use-window-font-color="true" officeooo:rsid="01886fc0" fo:background-color="transparent" loext:char-shading-value="0"/>
    </style:style>
    <style:style style:name="T221" style:family="text">
      <style:text-properties style:use-window-font-color="true" officeooo:rsid="00311632" fo:background-color="transparent" loext:char-shading-value="0"/>
    </style:style>
    <style:style style:name="T222" style:family="text">
      <style:text-properties style:use-window-font-color="true" officeooo:rsid="018a094a" fo:background-color="transparent" loext:char-shading-value="0"/>
    </style:style>
    <style:style style:name="T223" style:family="text">
      <style:text-properties style:use-window-font-color="true" officeooo:rsid="018b47ea" fo:background-color="transparent" loext:char-shading-value="0"/>
    </style:style>
    <style:style style:name="T224" style:family="text">
      <style:text-properties style:use-window-font-color="true" officeooo:rsid="018cb785" fo:background-color="transparent" loext:char-shading-value="0"/>
    </style:style>
    <style:style style:name="T225" style:family="text">
      <style:text-properties officeooo:rsid="0170e289"/>
    </style:style>
    <style:style style:name="T226" style:family="text">
      <style:text-properties officeooo:rsid="0171cbf5"/>
    </style:style>
    <style:style style:name="T227" style:family="text">
      <style:text-properties officeooo:rsid="0175a2bb"/>
    </style:style>
    <style:style style:name="T228" style:family="text">
      <style:text-properties officeooo:rsid="0177297b"/>
    </style:style>
    <style:style style:name="T229" style:family="text">
      <style:text-properties officeooo:rsid="0180017a"/>
    </style:style>
    <style:style style:name="T230" style:family="text">
      <style:text-properties officeooo:rsid="01860d4e"/>
    </style:style>
    <style:style style:name="T231" style:family="text">
      <style:text-properties officeooo:rsid="0187c678"/>
    </style:style>
    <style:style style:name="T232" style:family="text">
      <style:text-properties officeooo:rsid="01886fc0"/>
    </style:style>
    <style:style style:name="T233" style:family="text">
      <style:text-properties officeooo:rsid="0189d8ef"/>
    </style:style>
    <style:style style:name="T234" style:family="text">
      <style:text-properties officeooo:rsid="018a094a"/>
    </style:style>
    <style:style style:name="T235" style:family="text">
      <style:text-properties officeooo:rsid="018a39b0"/>
    </style:style>
    <style:style style:name="T236" style:family="text">
      <style:text-properties officeooo:rsid="018cb785"/>
    </style:style>
    <style:style style:name="T237" style:family="text">
      <style:text-properties officeooo:rsid="018db2bd"/>
    </style:style>
    <style:style style:name="T238" style:family="text">
      <style:text-properties officeooo:rsid="018ee22d"/>
    </style:style>
    <style:style style:name="T239" style:family="text">
      <style:text-properties officeooo:rsid="018f60e6"/>
    </style:style>
    <style:style style:name="T240" style:family="text">
      <style:text-properties officeooo:rsid="0192cbb7"/>
    </style:style>
    <style:style style:name="T241" style:family="text">
      <style:text-properties officeooo:rsid="01944f82"/>
    </style:style>
    <style:style style:name="T242" style:family="text">
      <style:text-properties officeooo:rsid="01970d52"/>
    </style:style>
    <style:style style:name="T243" style:family="text">
      <style:text-properties officeooo:rsid="00311632"/>
    </style:style>
    <style:style style:name="T244" style:family="text">
      <style:text-properties fo:font-weight="normal" style:font-weight-asian="normal" style:font-weight-complex="normal"/>
    </style:style>
    <style:style style:name="T245" style:family="text">
      <style:text-properties fo:font-weight="normal" officeooo:rsid="0034547f" style:font-weight-asian="normal" style:font-weight-complex="normal"/>
    </style:style>
    <style:style style:name="T246" style:family="text">
      <style:text-properties fo:font-weight="normal" officeooo:rsid="00490498" style:font-weight-asian="normal" style:font-weight-complex="normal"/>
    </style:style>
    <style:style style:name="T247" style:family="text">
      <style:text-properties fo:font-weight="normal" officeooo:rsid="00245937" style:font-weight-asian="normal" style:font-weight-complex="normal"/>
    </style:style>
    <style:style style:name="T248" style:family="text">
      <style:text-properties fo:font-weight="normal" officeooo:rsid="0026027d" style:font-weight-asian="normal" style:font-weight-complex="normal"/>
    </style:style>
    <style:style style:name="T249" style:family="text">
      <style:text-properties fo:font-weight="normal" officeooo:rsid="00ebe4aa" style:font-weight-asian="normal" style:font-weight-complex="normal"/>
    </style:style>
    <style:style style:name="T250" style:family="text">
      <style:text-properties fo:font-weight="normal" officeooo:rsid="00dd5d75" style:font-weight-asian="normal" style:font-weight-complex="normal"/>
    </style:style>
    <style:style style:name="T251" style:family="text">
      <style:text-properties fo:font-weight="normal" officeooo:rsid="00dc3773" style:font-weight-asian="normal" style:font-weight-complex="normal"/>
    </style:style>
    <style:style style:name="T252" style:family="text">
      <style:text-properties fo:font-weight="normal" officeooo:rsid="010958c4" style:font-weight-asian="normal" style:font-weight-complex="normal"/>
    </style:style>
    <style:style style:name="T253" style:family="text">
      <style:text-properties fo:font-weight="normal" officeooo:rsid="00abb3e1" style:font-weight-asian="normal" style:font-weight-complex="normal"/>
    </style:style>
    <style:style style:name="T254" style:family="text">
      <style:text-properties fo:font-weight="normal" officeooo:rsid="00276a3d" style:font-weight-asian="normal" style:font-weight-complex="normal"/>
    </style:style>
    <style:style style:name="T255" style:family="text">
      <style:text-properties fo:font-weight="normal" officeooo:rsid="002bfdcf" style:font-weight-asian="normal" style:font-weight-complex="normal"/>
    </style:style>
    <style:style style:name="T256" style:family="text">
      <style:text-properties fo:font-weight="normal" officeooo:rsid="0051d0bd" style:font-weight-asian="normal" style:font-weight-complex="normal"/>
    </style:style>
    <style:style style:name="T257" style:family="text">
      <style:text-properties fo:font-weight="normal" officeooo:rsid="00293834" style:font-weight-asian="normal" style:font-weight-complex="normal"/>
    </style:style>
    <style:style style:name="T258" style:family="text">
      <style:text-properties fo:font-weight="normal" officeooo:rsid="00f1dade" style:font-weight-asian="normal" style:font-weight-complex="normal"/>
    </style:style>
    <style:style style:name="T259" style:family="text">
      <style:text-properties fo:font-weight="normal" officeooo:rsid="0050966e" style:font-weight-asian="normal" style:font-weight-complex="normal"/>
    </style:style>
    <style:style style:name="T260" style:family="text">
      <style:text-properties fo:font-weight="normal" officeooo:rsid="01be1b27" style:font-weight-asian="normal" style:font-weight-complex="normal"/>
    </style:style>
    <style:style style:name="T261" style:family="text">
      <style:text-properties fo:font-weight="normal" officeooo:rsid="01c42e93" style:font-weight-asian="normal" style:font-weight-complex="normal"/>
    </style:style>
    <style:style style:name="T262" style:family="text">
      <style:text-properties fo:font-weight="normal" officeooo:rsid="01c7d4ca" style:font-weight-asian="normal" style:font-weight-complex="normal"/>
    </style:style>
    <style:style style:name="T263" style:family="text">
      <style:text-properties fo:font-weight="normal" officeooo:rsid="01cabacf" style:font-weight-asian="normal" style:font-weight-complex="normal"/>
    </style:style>
    <style:style style:name="T264" style:family="text">
      <style:text-properties fo:font-weight="normal" officeooo:rsid="00490498" style:font-name-asian="メイリオ" style:font-size-asian="9pt" style:language-asian="ja" style:country-asian="JP" style:font-weight-asian="normal" style:font-size-complex="9pt" style:font-weight-complex="normal"/>
    </style:style>
    <style:style style:name="T265" style:family="text">
      <style:text-properties fo:font-weight="normal" officeooo:rsid="00490498" style:font-name-asian="メイリオ" style:font-size-asian="9pt" style:font-weight-asian="normal" style:font-size-complex="9pt" style:font-weight-complex="normal"/>
    </style:style>
    <style:style style:name="T266" style:family="text">
      <style:text-properties fo:font-weight="normal" officeooo:rsid="01cb967c" style:font-name-asian="メイリオ" style:font-size-asian="9pt" style:font-weight-asian="normal" style:font-size-complex="9pt" style:font-weight-complex="normal"/>
    </style:style>
    <style:style style:name="T267" style:family="text">
      <style:text-properties fo:font-weight="normal" officeooo:rsid="01ccc986" style:font-name-asian="メイリオ" style:font-size-asian="9pt" style:font-weight-asian="normal" style:font-size-complex="9pt" style:font-weight-complex="normal"/>
    </style:style>
    <style:style style:name="T268" style:family="text">
      <style:text-properties fo:text-shadow="none" style:text-underline-style="solid" style:text-underline-width="auto" style:text-underline-color="font-color" fo:font-weight="normal" style:font-weight-asian="normal" style:font-weight-complex="normal"/>
    </style:style>
    <style:style style:name="T269" style:family="text">
      <style:text-properties fo:text-shadow="none" style:text-underline-style="solid" style:text-underline-width="auto" style:text-underline-color="font-color" fo:font-weight="normal" officeooo:rsid="001baff5" style:font-weight-asian="normal" style:font-weight-complex="normal"/>
    </style:style>
    <style:style style:name="T270" style:family="text">
      <style:text-properties fo:text-shadow="none" style:text-underline-style="solid" style:text-underline-width="auto" style:text-underline-color="font-color" fo:font-weight="normal" officeooo:rsid="01d09409" style:font-weight-asian="normal" style:font-weight-complex="normal"/>
    </style:style>
    <style:style style:name="T271" style:family="text">
      <style:text-properties fo:text-shadow="none" style:text-underline-style="solid" style:text-underline-width="auto" style:text-underline-color="font-color" fo:font-weight="normal" officeooo:rsid="01d178e3" style:font-weight-asian="normal" style:font-weight-complex="normal"/>
    </style:style>
    <style:style style:name="T272" style:family="text">
      <style:text-properties fo:text-shadow="none" style:text-underline-style="solid" style:text-underline-width="auto" style:text-underline-color="font-color" fo:font-weight="normal" officeooo:rsid="01d9ba45" style:font-weight-asian="normal" style:font-weight-complex="normal"/>
    </style:style>
    <style:style style:name="T273" style:family="text">
      <style:text-properties fo:text-shadow="none" style:text-underline-style="none" fo:font-weight="normal" style:font-weight-asian="normal" style:font-weight-complex="normal"/>
    </style:style>
    <style:style style:name="T274" style:family="text">
      <style:text-properties fo:text-shadow="none" style:text-underline-style="none" fo:font-weight="normal" officeooo:rsid="00859b4f" style:font-weight-asian="normal" style:font-weight-complex="normal"/>
    </style:style>
    <style:style style:name="T275" style:family="text">
      <style:text-properties officeooo:rsid="01bcf577"/>
    </style:style>
    <style:style style:name="T276" style:family="text">
      <style:text-properties officeooo:rsid="01c23f74"/>
    </style:style>
    <style:style style:name="T277" style:family="text">
      <style:text-properties officeooo:rsid="01c40fa9"/>
    </style:style>
    <style:style style:name="T278" style:family="text">
      <style:text-properties officeooo:rsid="01d09409"/>
    </style:style>
    <style:style style:name="T279" style:family="text">
      <style:text-properties officeooo:rsid="01d178e3"/>
    </style:style>
    <style:style style:name="T280" style:family="text">
      <style:text-properties officeooo:rsid="01c7de0e"/>
    </style:style>
    <style:style style:name="T281" style:family="text">
      <style:text-properties officeooo:rsid="01d5c8ce"/>
    </style:style>
    <style:style style:name="T282" style:family="text">
      <style:text-properties officeooo:rsid="01d61e4e"/>
    </style:style>
    <style:style style:name="T283" style:family="text">
      <style:text-properties officeooo:rsid="01d75e29"/>
    </style:style>
    <style:style style:name="T284" style:family="text">
      <style:text-properties officeooo:rsid="01d9ba45"/>
    </style:style>
    <style:style style:name="T285" style:family="text">
      <style:text-properties officeooo:rsid="01ca8bc7"/>
    </style:style>
    <style:style style:name="T286" style:family="text">
      <style:text-properties officeooo:rsid="01cc397c"/>
    </style:style>
    <style:style style:name="T287" style:family="text">
      <style:text-properties officeooo:rsid="01cf056e"/>
    </style:style>
    <style:style style:name="T288" style:family="text">
      <style:text-properties officeooo:rsid="01ccb6e9"/>
    </style:style>
    <style:style style:name="T289" style:family="text">
      <style:text-properties style:language-asian="ja" style:country-asian="JP"/>
    </style:style>
    <style:style style:name="T290" style:family="text">
      <style:text-properties officeooo:rsid="01cabacf" style:language-asian="ja" style:country-asian="JP"/>
    </style:style>
    <style:style style:name="T291" style:family="text">
      <style:text-properties officeooo:rsid="01c7d4ca"/>
    </style:style>
    <style:style style:name="T292" style:family="text">
      <style:text-properties officeooo:rsid="01c95641"/>
    </style:style>
    <style:style style:name="T293" style:family="text">
      <style:text-properties officeooo:rsid="01cabacf"/>
    </style:style>
    <style:style style:name="T294" style:family="text">
      <style:text-properties officeooo:rsid="01ccc986"/>
    </style:style>
    <style:style style:name="T295" style:family="text">
      <style:text-properties fo:font-size="9pt" officeooo:rsid="000f9db4" style:font-size-asian="9pt" style:language-asian="ja" style:country-asian="JP" style:font-size-complex="9pt"/>
    </style:style>
    <style:style style:name="T296" style:family="text">
      <style:text-properties fo:font-size="9pt" officeooo:rsid="01ccc986" style:font-size-asian="9pt" style:language-asian="ja" style:country-asian="JP" style:font-size-complex="9pt"/>
    </style:style>
    <style:style style:name="T297" style:family="text">
      <style:text-properties fo:font-size="9pt" style:font-size-asian="9pt" style:font-size-complex="9pt"/>
    </style:style>
    <style:style style:name="T298" style:family="text">
      <style:text-properties officeooo:rsid="01cf2b90"/>
    </style:style>
    <style:style style:name="T299" style:family="text">
      <style:text-properties fo:font-size="10.25pt" style:font-size-asian="9pt" style:font-size-complex="10.25pt"/>
    </style:style>
    <style:style style:name="T300" style:family="text">
      <style:text-properties fo:font-size="10.25pt" style:font-size-asian="9pt" style:language-asian="ja" style:country-asian="JP" style:font-size-complex="10.25pt"/>
    </style:style>
    <style:style style:name="T301" style:family="text">
      <style:text-properties officeooo:rsid="01d4b0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3">スタイルシート設計書</text:p>
      <text:p text:style-name="P54"/>
      <text:p text:style-name="P54"/>
      <text:p text:style-name="P51">１．スタイルシート概要</text:p>
      <text:p text:style-name="P52"/>
      <text:p text:style-name="P12">ａ）レイアウト群</text:p>
      <text:p text:style-name="P12">　１）基本レイアウト</text:p>
      <text:p text:style-name="P33">　　① <text:span text:style-name="T157">#container</text:span></text:p>
      <text:p text:style-name="P33">　　　 <text:span text:style-name="T245">ウェブページ表示領域全体。</text:span></text:p>
      <text:p text:style-name="P33">　　② .<text:span text:style-name="T276">main</text:span></text:p>
      <text:p text:style-name="P12">　　　ウェブのグリッドレイアウトのコンテンツの領域<text:span text:style-name="T244">。</text:span></text:p>
      <text:p text:style-name="P33">　　③ .<text:span text:style-name="T276">header</text:span></text:p>
      <text:p text:style-name="P33">　　　 ウェブの<text:span text:style-name="T92">コンテンツ全体の領域</text:span><text:span text:style-name="T245">。</text:span></text:p>
      <text:p text:style-name="P41">　　④.guide </text:p>
      <text:p text:style-name="P33">　　　 ウェブの<text:span text:style-name="T92">コンテンツ全体の領域</text:span><text:span text:style-name="T245">。</text:span></text:p>
      <text:p text:style-name="P41">　　⑤.topmenu </text:p>
      <text:p text:style-name="P33">　　　ウェブのナビゲーション<text:span text:style-name="T92">の領域</text:span><text:span text:style-name="T245">。</text:span></text:p>
      <text:p text:style-name="P33">　　⑥.<text:span text:style-name="T277">headImage</text:span></text:p>
      <text:p text:style-name="P12">　　　幅<text:span text:style-name="T198">600pxの</text:span>子ウィンドウの領域<text:span text:style-name="T244">。</text:span></text:p>
      <text:p text:style-name="P33">　　⑦.<text:span text:style-name="T277">footImage</text:span></text:p>
      <text:p text:style-name="P12">　　　幅<text:span text:style-name="T198">500pxの</text:span>子ウィンドウの領域<text:span text:style-name="T244">。</text:span></text:p>
      <text:p text:style-name="P33">　　⑧.<text:span text:style-name="T277">footer</text:span></text:p>
      <text:p text:style-name="P12">　　　幅<text:span text:style-name="T198">300pxの</text:span>子ウィンドウの領域<text:span text:style-name="T244">。</text:span></text:p>
      <text:p text:style-name="P34"><text:span text:style-name="T244">　　</text:span><text:span text:style-name="T261">⑨.loading</text:span></text:p>
      <text:p text:style-name="P46">　　　ページの読み込み時に画像やテキストが表示される領域。</text:p>
      <text:p text:style-name="P36"><text:span text:style-name="T261">　2</text:span><text:span text:style-name="T244">）ご入会メリット、ご予約までの流れレイアウト(共通)</text:span></text:p>
      <text:p text:style-name="P35"><text:span text:style-name="T244">　　①.</text:span><text:span text:style-name="T262">merit</text:span></text:p>
      <text:p text:style-name="P47">　　　ご入会メリット全体表示部分領域。</text:p>
      <text:p text:style-name="P36"><text:span text:style-name="T261">　　②.</text:span><text:span text:style-name="T262">meritTitle</text:span></text:p>
      <text:p text:style-name="P48">　　　ご入会メリットタイトル部分。</text:p>
      <text:p text:style-name="P42"><text:span text:style-name="T262">　　③.</text:span><text:span text:style-name="T244">meritTitleText</text:span></text:p>
      <text:p text:style-name="P49">　　　ご入会メリットタイトルテキスト部分。</text:p>
      <text:p text:style-name="P49">　　④.meritToExperience</text:p>
      <text:p text:style-name="P49">　　　体験レッスンへのリンク画像を表示する領域。</text:p>
      <text:p text:style-name="P49">　　⑤.merit dt</text:p>
      <text:p text:style-name="P49">　　　ご入会メリット帯の部分領域。</text:p>
      <text:p text:style-name="P49">　　⑥.merit dd</text:p>
      <text:p text:style-name="P49">　　　ご入会メリット本文領域</text:p>
      <text:p text:style-name="P14">　<text:span text:style-name="T291">3</text:span>）ギャラリー画像タイトルレイアウト</text:p>
      <text:p text:style-name="P14">　　① .photo<text:span text:style-name="T292">Gallery</text:span></text:p>
      <text:p text:style-name="P14">　　　 写真ギャラリータイトル部分全体領域<text:span text:style-name="T245">。</text:span></text:p>
      <text:p text:style-name="P14">　　② .<text:span text:style-name="T292">galleryImgLeft</text:span></text:p>
      <text:p text:style-name="P14">　　　 <text:span text:style-name="T245">ギャラリー画像タイトル部分の左の画像。</text:span></text:p>
      <text:p text:style-name="P14">　　③ .<text:span text:style-name="T293">galleryTitleText </text:span></text:p>
      <text:p text:style-name="P37"><text:span text:style-name="T261">　　　 </text:span><text:span text:style-name="T245">ギャラリー画像タイトル部分のタイトルテキスト。</text:span></text:p>
      <text:p text:style-name="P15">　　③ .<text:span text:style-name="T293">galleryImgRight </text:span></text:p>
      <text:p text:style-name="P38"><text:span text:style-name="T261">　　　 </text:span><text:span text:style-name="T245">ギャラリー画像タイトル部分の右の画像。</text:span></text:p>
      <text:p text:style-name="P13">　<text:span text:style-name="T293">4</text:span>）ギャラリー画像レイアウト</text:p>
      <text:p text:style-name="P13">　　① .<text:span text:style-name="T278">footGallery</text:span>（<text:span text:style-name="T279">SmoothDivScroll, fancybox</text:span>）</text:p>
      <text:p text:style-name="P13">　　　 コース案内のギャラリー<text:span text:style-name="T245">。</text:span></text:p>
      <text:p text:style-name="P13">　　② .<text:span text:style-name="T278">footGallery a</text:span>（<text:span text:style-name="T279">SmoothDivScroll,fancybox</text:span>）</text:p>
      <text:p text:style-name="P13">　　　 コース案内のギャラリーの画像をラップするタグ<text:span text:style-name="T245">。</text:span></text:p>
      <text:p text:style-name="P13">　　③ .<text:span text:style-name="T278">footGallery img</text:span>（<text:span text:style-name="T279">SmoothDivScroll,fancybox</text:span>）</text:p>
      <text:p text:style-name="P35"><text:span text:style-name="T261">　　　 コース案内のギャラリーの画像</text:span><text:span text:style-name="T245">。</text:span></text:p>
      <text:p text:style-name="P12">　<text:span text:style-name="T293">5</text:span>）コース案内、レッスンスケジュールテーブルレイアウト</text:p>
      <text:p text:style-name="P12">　　① .guideTable</text:p>
      <text:p text:style-name="P15">　　　 コース案内、レッスンスケジュールテーブル<text:span text:style-name="T263">テーブル全体領域。</text:span></text:p>
      <text:p text:style-name="P12">　　② .<text:span text:style-name="T293">guideTable .summary</text:span></text:p>
      <text:p text:style-name="P15">　　　 コース案内、レッスンスケジュールテーブルテーブルの概要領域。</text:p>
      <text:p text:style-name="P15">　　③.<text:span text:style-name="T293">guideTable th</text:span></text:p>
      <text:p text:style-name="P15">　　　 コース案内、レッスンスケジュールテーブルテーブルの見出し領域。</text:p>
      <text:p text:style-name="P15"><text:soft-page-break/>　　④.<text:span text:style-name="T293">guideTable td</text:span></text:p>
      <text:p text:style-name="P15">　　　 コース案内、レッスンスケジュールテーブルテーブルの本文領域。</text:p>
      <text:p text:style-name="P15">　　⑤.<text:span text:style-name="T293">guideTable .price</text:span></text:p>
      <text:p text:style-name="P15">　　　 コース案内、レッスンスケジュールテーブルテーブルの本文で価格の領域。</text:p>
      <text:p text:style-name="P13"><text:span text:style-name="T244">　</text:span><text:span text:style-name="T263">6</text:span><text:span text:style-name="T246">）体験レッスン案内テーブルレイアウト</text:span></text:p>
      <text:p text:style-name="P29">　　<text:span text:style-name="T243">① </text:span><text:span text:style-name="T116">.</text:span><text:span text:style-name="T119">specialGuide</text:span></text:p>
      <text:p text:style-name="P12">　　　体験レッスン案内テーブル全体領域。</text:p>
      <text:p text:style-name="P26"><text:span text:style-name="T186">　　② .</text:span><text:span text:style-name="T188">specialGuide .summary</text:span></text:p>
      <text:p text:style-name="P23">　　　体験レッスン案内テーブル概要領域 (5の②と同じスタイル)。</text:p>
      <text:p text:style-name="P23">　　③.specialGuide th</text:p>
      <text:p text:style-name="P23">　　　体験レッスン案内テーブル見出し領域。(文字が左寄りになっただけ)。</text:p>
      <text:p text:style-name="P23">　　④specialGiuide td</text:p>
      <text:p text:style-name="P23">　　　体験レッスン案内テーブル本文領域。(5の④と同じスタイル)。</text:p>
      <text:p text:style-name="P27">　 <text:span text:style-name="T290">7</text:span><text:span text:style-name="T264">）箇条書きリストレイアウト</text:span></text:p>
      <text:p text:style-name="P50"><text:span text:style-name="T265">　　①.l</text:span><text:span text:style-name="T266">ist</text:span></text:p>
      <text:p text:style-name="P31">　　　箇条書き全体領域。</text:p>
      <text:p text:style-name="P31">　　②.listHead</text:p>
      <text:p text:style-name="P31">　　　箇条書きの概要領域。</text:p>
      <text:p text:style-name="P31">　　③.listText</text:p>
      <text:p text:style-name="P31">　　　箇条書きの本文領域。</text:p>
      <text:p text:style-name="P31">　８｝お問い合わせフォーム</text:p>
      <text:p text:style-name="P31">　　①.contact dl</text:p>
      <text:p text:style-name="P31">　　　お問い合わせフォーム全体領域。</text:p>
      <text:p text:style-name="P31">　　②.contactForm dt</text:p>
      <text:p text:style-name="P31">　　　お問い合わせフォーム見出し領域。</text:p>
      <text:p text:style-name="P31">　　③.textRed</text:p>
      <text:p text:style-name="P31">　　　必須事項アイテム領域。</text:p>
      <text:p text:style-name="P31">　　④.formRuby</text:p>
      <text:p text:style-name="P31">　　　見出しのルビ領域。</text:p>
      <text:p text:style-name="P31">　　⑤.contactForm input[type=”text”], .contactForm input[type=”email”]</text:p>
      <text:p text:style-name="P31">　　　お問い合わせフォームテキストボックス領域</text:p>
      <text:p text:style-name="P31">　　⑥.contactForm input</text:p>
      <text:p text:style-name="P31">　　　お問い合わせフォームアイテム群</text:p>
      <text:p text:style-name="P31">　　⑦.contctForm .submitButton</text:p>
      <text:p text:style-name="P31">　　　送信ボタン領域。</text:p>
      <text:p text:style-name="P31">　９｝ダイアログ領域</text:p>
      <text:p text:style-name="P50"><text:span text:style-name="T266">　　①.</text:span><text:span text:style-name="T267">reservedSummary</text:span></text:p>
      <text:p text:style-name="P32">　　　ダイアログ全体領域。</text:p>
      <text:p text:style-name="P32">　　②.reservesSummary</text:p>
      <text:p text:style-name="P32">　　　ダイアログ概要領域。</text:p>
      <text:p text:style-name="P60"><text:span text:style-name="T78">　　③.</text:span><text:span text:style-name="T167">radioButtonSpecialConstruct</text:span></text:p>
      <text:p text:style-name="P56"><text:span text:style-name="T177">　　　</text:span><text:span text:style-name="T179">ダイアログ作品領域。</text:span></text:p>
      <text:p text:style-name="P56"><text:span text:style-name="T179">　　④</text:span><text:span text:style-name="T177">.</text:span><text:span text:style-name="T176">radioButtonSpecialSchedule</text:span></text:p>
      <text:p text:style-name="P56"><text:span text:style-name="T177">　　　</text:span><text:span text:style-name="T179">ダイアログ時限領域。</text:span></text:p>
      <text:p text:style-name="P56"><text:span text:style-name="T179">　　⑤</text:span><text:span text:style-name="T177">.subInfo</text:span></text:p>
      <text:p text:style-name="P55"><text:span text:style-name="T176">　　　</text:span><text:span text:style-name="T178">ダイアログ予備情報領域</text:span></text:p>
      <text:p text:style-name="P25"><text:span text:style-name="T82">b</text:span><text:span text:style-name="T81">）</text:span><text:span text:style-name="T289">アイテム群</text:span></text:p>
      <text:p text:style-name="P12">　<text:span text:style-name="T91">1）ラジオボタンなどのイベント要素</text:span></text:p>
      <text:p text:style-name="P17">　　① input, select</text:p>
      <text:p text:style-name="P17">　　　入力、選択する要素のタグ。</text:p>
      <text:p text:style-name="P57">　<text:span text:style-name="T297">2｝ローディング</text:span></text:p>
      <text:p text:style-name="P58"><text:span text:style-name="T295">　　①.</text:span><text:span text:style-name="T296">loading img</text:span></text:p>
      <text:p text:style-name="P12">　　　ローディング画面の画像。</text:p>
      <text:p text:style-name="P12">　　②.<text:span text:style-name="T294">loading p</text:span></text:p>
      <text:p text:style-name="P12">　　　ローディング画面のテキスト領域。</text:p>
      <text:p text:style-name="P12">　3｝カレンダー</text:p>
      <text:p text:style-name="P12">　　①.<text:span text:style-name="T294">calendar　(datepicker)</text:span></text:p>
      <text:p text:style-name="P12">　　　カレンダー領域</text:p>
      <text:p text:style-name="P12">c）リセットCSS</text:p>
      <text:p text:style-name="P69"><text:span text:style-name="T66">　１）</text:span><text:span text:style-name="T209">html5doctor.com Reset </text:span><text:span text:style-name="T213">Styleshee</text:span><text:span text:style-name="T214">t </text:span><text:span text:style-name="T209">v1.6.1</text:span></text:p>
      <text:p text:style-name="P69"><text:span text:style-name="T209">　　　</text:span><text:span text:style-name="T212">作者：</text:span><text:span text:style-name="T213">Richard</text:span><text:span text:style-name="T209"> </text:span><text:span text:style-name="T213">Clark</text:span><text:span text:style-name="T209"> </text:span><text:span text:style-name="T210">URL：</text:span><text:span text:style-name="T211">http://html5doctor.com/html-5-reset-stylesheet/</text:span></text:p>
      <text:p text:style-name="P69"><text:span text:style-name="T209">　　　</text:span><text:span text:style-name="T212">ブラウザごとに各タグにデフォルトで指定されているスタイルをリセットする。</text:span></text:p>
      <text:p text:style-name="P78"><text:span text:style-name="T215">　　①</text:span><text:span text:style-name="T216"> </text:span><text:span text:style-name="T217">html, body, div, span, object, iframe,h1, h2, h3, h4, h5, h6, p, blockquote, pre,abbr, address, cite, </text:span><text:soft-page-break/><text:span text:style-name="T217">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73">　　　スタイルの初期化の対象となるタグ。</text:p>
      <text:p text:style-name="P70"><text:span text:style-name="T217">　　② </text:span><text:span text:style-name="T219">body</text:span></text:p>
      <text:p text:style-name="P74">　　　bodyタグ。ページ全体に影響する。</text:p>
      <text:p text:style-name="P70"><text:span text:style-name="T219">　　③ </text:span><text:span text:style-name="T220">article,aside,details,figcaption,figure, footer,header,hgroup,menu,nav,section</text:span></text:p>
      <text:p text:style-name="P70"><text:span text:style-name="T220">　　　HTML5で追加された</text:span><text:span text:style-name="T219">タグ。</text:span></text:p>
      <text:p text:style-name="P70"><text:span text:style-name="T219">　　</text:span><text:span text:style-name="T218">④</text:span><text:span text:style-name="T221"> </text:span><text:span text:style-name="T222">nav ul</text:span></text:p>
      <text:p text:style-name="P70"><text:span text:style-name="T222">　　　navタグを親に持つリストのタグ</text:span><text:span text:style-name="T219">。</text:span></text:p>
      <text:p text:style-name="P70"><text:span text:style-name="T217">　　</text:span><text:span text:style-name="T218">⑤ </text:span><text:span text:style-name="T223">blockquote, q</text:span></text:p>
      <text:p text:style-name="P70"><text:span text:style-name="T223">　　　</text:span><text:span text:style-name="T218">転載・引用したテキストをマークアップするタグ</text:span></text:p>
      <text:p text:style-name="P70"><text:span text:style-name="T223">　　</text:span><text:span text:style-name="T218">⑥</text:span><text:span text:style-name="T221"> </text:span><text:span text:style-name="T224">blockquote:before, blockquote:after, q:before, q:after </text:span></text:p>
      <text:p text:style-name="P70"><text:span text:style-name="T223">　　　</text:span><text:span text:style-name="T224">blockquote、qのタグの前後に挿入する疑似要素</text:span></text:p>
      <text:p text:style-name="P70">　　<text:span text:style-name="T243">⑦a</text:span></text:p>
      <text:p text:style-name="P70"><text:span text:style-name="T237">　　　</text:span>リンク文字列のタグ</text:p>
      <text:p text:style-name="P70">　　<text:span text:style-name="T243">⑧ ins</text:span></text:p>
      <text:p text:style-name="P70"><text:span text:style-name="T238">　　　</text:span>後から挿入された要素であることを示すタグ</text:p>
      <text:p text:style-name="P71">　　⑨ mark</text:p>
      <text:p text:style-name="P70"><text:span text:style-name="T239">　　</text:span>文字をハイライトするタグ。</text:p>
      <text:p text:style-name="P70"><text:span text:style-name="T239">　　</text:span>⑩<text:span text:style-name="T239">del </text:span></text:p>
      <text:p text:style-name="P70"><text:span text:style-name="T243">　　　</text:span>削除された内容であることを示すタグ。</text:p>
      <text:p text:style-name="P70"><text:span text:style-name="T243">　　</text:span>⑪<text:span text:style-name="T240">abbr[title], dfn[title]</text:span></text:p>
      <text:p text:style-name="P70"><text:span text:style-name="T240">　　　title属性が設定してある</text:span>タイトル属性略語タグと用語定義タグ。</text:p>
      <text:p text:style-name="P70"><text:span text:style-name="T240">　　</text:span>⑫<text:span text:style-name="T241">table </text:span></text:p>
      <text:p text:style-name="P70">　　　テーブル（表）のタグ。　　　</text:p>
      <text:p text:style-name="P70"><text:span text:style-name="T243">　　</text:span>⑬<text:span text:style-name="T241">hr</text:span></text:p>
      <text:p text:style-name="P70"><text:span text:style-name="T241">　　　</text:span>水平の罫線のタグ。</text:p>
      <text:p text:style-name="P70"><text:span text:style-name="T241">　　</text:span>⑭<text:span text:style-name="T243"> input, select</text:span></text:p>
      <text:p text:style-name="P72">　　　フォームの入力要素とプルダウンメニュー</text:p>
      <text:p text:style-name="P70"/>
      <text:p text:style-name="P51">２．スタイルシート・ツリー構造</text:p>
      <text:p text:style-name="P51"/>
      <text:p text:style-name="P12">ａ）レイアウト群</text:p>
      <text:p text:style-name="P12">　１）基本レイアウト</text:p>
      <text:p text:style-name="P33">　　① 親子関係</text:p>
      <text:p text:style-name="P39">　　　概要：基本的なレイアウトはすべて一定にし、mainの下に子を作って</text:p>
      <text:p text:style-name="P39">　　　　　　それぞれのページの差別化をするための構成。</text:p>
      <text:p text:style-name="P39"><text:tab/>　　全てのページに共通するのがheaderと天地の画像、フッター。</text:p>
      <text:p text:style-name="P39">　　　　　　それぞれのページのコンテンツは天地の画像の間に作られる</text:p>
      <text:p text:style-name="P43">　　　.<text:span text:style-name="T298">loading</text:span></text:p>
      <text:p text:style-name="P44">　　　　<text:span text:style-name="T203">＋－－img</text:span></text:p>
      <text:p text:style-name="P44">　　　　　　　p</text:p>
      <text:p text:style-name="P44">　　　<text:span text:style-name="T298">#container</text:span></text:p>
      <text:p text:style-name="P44">　　　　<text:span text:style-name="T203">＋－－.main</text:span></text:p>
      <text:p text:style-name="P45">　　　　　　　　<text:span text:style-name="T203">＋－－.header</text:span></text:p>
      <text:p text:style-name="P45">　　　　　　　　　　　　　<text:span text:style-name="T203">＋－－.guides</text:span></text:p>
      <text:p text:style-name="P82"><text:tab/><text:tab/><text:tab/><text:tab/><text:tab/><text:span text:style-name="T203">＋－－<text:tab/>.guideFASchool</text:span></text:p>
      <text:p text:style-name="P86"><text:span text:style-name="T79"><text:tab/><text:tab/><text:tab/><text:tab/><text:tab/><text:tab/></text:span><text:span text:style-name="T80">＋－－</text:span><text:span text:style-name="T79"><text:tab/>. </text:span><text:span text:style-name="T173">toppageLink</text:span></text:p>
      <text:p text:style-name="P86"><text:tab/><text:tab/><text:tab/><text:tab/><text:tab/><text:tab/><text:tab/><text:span text:style-name="T80">＋－－</text:span><text:span text:style-name="T299">.</text:span><text:span text:style-name="T167">flowerIcon</text:span> </text:p>
      <text:p text:style-name="P86"><text:tab/><text:tab/><text:tab/><text:tab/><text:tab/><text:tab/><text:tab/><text:span text:style-name="T289">　　　　</text:span><text:span text:style-name="T300">.</text:span><text:span text:style-name="T167">sideText</text:span> </text:p>
      <text:p text:style-name="P86"><text:tab/><text:tab/><text:tab/><text:tab/><text:tab/><text:tab/><text:tab/><text:span text:style-name="T289">　　　　</text:span><text:span text:style-name="T300">.</text:span><text:span text:style-name="T167">sideText</text:span></text:p>
      <text:p text:style-name="P86"><text:span text:style-name="T167"><text:tab/><text:tab/><text:tab/><text:tab/><text:tab/><text:tab/><text:tab/></text:span><text:span text:style-name="T168">　　　　</text:span><text:span text:style-name="T169">.</text:span><text:span text:style-name="T167">sideText</text:span></text:p>
      <text:p text:style-name="P86"><text:span text:style-name="T167"><text:tab/><text:tab/><text:tab/><text:tab/><text:tab/><text:tab/>.guideTel</text:span></text:p>
      <text:p text:style-name="P86"><text:span text:style-name="T167"><text:tab/><text:tab/><text:tab/><text:tab/><text:tab/><text:tab/></text:span><text:span text:style-name="T180">＋－－<text:tab/></text:span><text:span text:style-name="T175">.</text:span><text:span text:style-name="T167">telIcon</text:span> </text:p>
      <text:p text:style-name="P86"><text:tab/><text:tab/><text:tab/><text:tab/><text:tab/><text:tab/><text:tab/><text:span text:style-name="T289">.</text:span><text:span text:style-name="T167">p1</text:span> </text:p>
      <text:p text:style-name="P86"><text:span text:style-name="T175"><text:tab/><text:tab/><text:tab/><text:tab/><text:tab/><text:tab/><text:tab/></text:span><text:span text:style-name="T174">.</text:span><text:span text:style-name="T170">callTell</text:span></text:p>
      <text:p text:style-name="P86"><text:span text:style-name="T170"><text:tab/><text:tab/><text:tab/><text:tab/><text:tab/><text:tab/><text:tab/></text:span><text:span text:style-name="T171">＋－－.p2</text:span></text:p>
      <text:p text:style-name="P86"><text:span text:style-name="T171"><text:tab/><text:tab/><text:tab/><text:tab/><text:tab/><text:tab/><text:tab/>.p3</text:span></text:p>
      <text:p text:style-name="P86"><text:span text:style-name="T171"><text:tab/><text:tab/><text:tab/><text:tab/><text:tab/><text:tab/>.guideMail</text:span></text:p>
      <text:p text:style-name="P86"><text:span text:style-name="T171"><text:tab/><text:tab/><text:tab/><text:tab/><text:tab/><text:tab/></text:span><text:span text:style-name="T180">＋－－<text:tab/>.</text:span><text:span text:style-name="T167">contactLink</text:span> </text:p>
      <text:p text:style-name="P86"><text:span text:style-name="T180"><text:tab/><text:tab/><text:tab/><text:tab/><text:tab/><text:tab/><text:tab/>＋－－<text:tab/>.</text:span><text:span text:style-name="T167">mailIcon</text:span></text:p>
      <text:p text:style-name="P86"><text:span text:style-name="T167"><text:tab/><text:tab/><text:tab/><text:tab/><text:tab/><text:tab/>.</text:span><text:span text:style-name="T172">guideAccess</text:span></text:p>
      <text:p text:style-name="P86"><text:soft-page-break/><text:span text:style-name="T172"><text:tab/><text:tab/><text:tab/><text:tab/><text:tab/><text:tab/></text:span><text:span text:style-name="T180">＋－－<text:tab/></text:span><text:span text:style-name="T172">.</text:span> <text:span text:style-name="T167">accessLink</text:span> </text:p>
      <text:p text:style-name="P86"><text:tab/><text:tab/><text:tab/><text:tab/><text:tab/><text:tab/><text:tab/><text:span text:style-name="T180">＋－－<text:tab/>.</text:span><text:span text:style-name="T181">access</text:span><text:span text:style-name="T167">Icon</text:span></text:p>
      <text:p text:style-name="P86"><text:span text:style-name="T167"><text:tab/><text:tab/><text:tab/><text:tab/><text:tab/><text:tab/>.</text:span><text:span text:style-name="T172">guide</text:span><text:span text:style-name="T167">Trial</text:span> </text:p>
      <text:p text:style-name="P86"><text:span text:style-name="T172"><text:tab/><text:tab/><text:tab/><text:tab/><text:tab/><text:tab/></text:span><text:span text:style-name="T180">＋－－<text:tab/></text:span><text:span text:style-name="T172">.</text:span> <text:span text:style-name="T167">experienceLink</text:span> <text:s/></text:p>
      <text:p text:style-name="P86"><text:span text:style-name="T167"><text:tab/><text:tab/><text:tab/><text:tab/><text:tab/><text:tab/><text:tab/></text:span><text:span text:style-name="T180">＋－－<text:tab/>.</text:span><text:span text:style-name="T167">experienceIcon</text:span></text:p>
      <text:p text:style-name="P86"><text:span text:style-name="T167"><text:tab/><text:tab/><text:tab/><text:tab/><text:tab/><text:tab/>.guideBlog</text:span> </text:p>
      <text:p text:style-name="P86"><text:span text:style-name="T172"><text:tab/><text:tab/><text:tab/><text:tab/><text:tab/><text:tab/></text:span><text:span text:style-name="T180">＋－－<text:tab/></text:span><text:span text:style-name="T172">.</text:span> <text:span text:style-name="T167">guideBlogLink</text:span> </text:p>
      <text:p text:style-name="P86"><text:span text:style-name="T167"><text:tab/><text:tab/><text:tab/><text:tab/><text:tab/><text:tab/><text:tab/></text:span><text:span text:style-name="T180">＋－－<text:tab/>.</text:span><text:span text:style-name="T167">guideBlogIcon</text:span> </text:p>
      <text:p text:style-name="P86"><text:span text:style-name="T167"><text:tab/><text:tab/><text:tab/><text:tab/><text:tab/><text:tab/>.guideSns</text:span></text:p>
      <text:p text:style-name="P87"><text:span text:style-name="T167"><text:tab/><text:tab/><text:tab/><text:tab/><text:tab/><text:tab/><text:tab/></text:span><text:span text:style-name="T180">＋－－<text:tab/>.</text:span><text:span text:style-name="T167">facebookLink</text:span> </text:p>
      <text:p text:style-name="P87"><text:span text:style-name="T180"><text:tab/><text:tab/><text:tab/><text:tab/><text:tab/><text:tab/><text:tab/><text:tab/>＋－－<text:tab/>.</text:span><text:span text:style-name="T167">facebook</text:span> </text:p>
      <text:p text:style-name="P87"><text:tab/><text:tab/><text:tab/><text:tab/><text:tab/><text:tab/><text:tab/><text:tab/>.<text:span text:style-name="T167">twitterLink</text:span> </text:p>
      <text:p text:style-name="P87"><text:span text:style-name="T180"><text:tab/><text:tab/><text:tab/><text:tab/><text:tab/><text:tab/><text:tab/><text:tab/>＋－－<text:tab/>.</text:span><text:span text:style-name="T167">twitter</text:span> </text:p>
      <text:p text:style-name="P87"><text:tab/><text:tab/><text:tab/><text:tab/><text:tab/><text:tab/>.<text:span text:style-name="T167">guideLogin</text:span> </text:p>
      <text:p text:style-name="P87"><text:tab/><text:tab/><text:tab/><text:tab/><text:tab/><text:tab/><text:tab/><text:span text:style-name="T289">＋－－<text:tab/>.</text:span><text:span text:style-name="T167">login</text:span> </text:p>
      <text:p text:style-name="P45">　　　　　　　　　　　　　　　　<text:span text:style-name="T203">.topMenu</text:span></text:p>
      <text:p text:style-name="P88"><text:span text:style-name="T79"><text:tab/><text:tab/><text:tab/><text:tab/><text:tab/>＋－－<text:tab/>.</text:span><text:span text:style-name="T167">preservedButton</text:span> </text:p>
      <text:p text:style-name="P88"><text:tab/><text:tab/><text:tab/><text:tab/><text:tab/><text:tab/><text:span text:style-name="T289">＋－－<text:tab/>.</text:span><text:span text:style-name="T167">preservedLink</text:span> </text:p>
      <text:p text:style-name="P87"><text:span text:style-name="T289"><text:tab/><text:tab/><text:tab/><text:tab/><text:tab/><text:tab/><text:tab/>＋－－<text:tab/>.</text:span><text:span text:style-name="T167">preservedText</text:span> </text:p>
      <text:p text:style-name="P87"><text:span text:style-name="T79">　　　　　　　　<text:tab/><text:tab/><text:tab/><text:tab/>.</text:span><text:span text:style-name="T167">freshButton</text:span> <text:span text:style-name="T79"><text:s/></text:span></text:p>
      <text:p text:style-name="P87"><text:tab/><text:tab/><text:tab/><text:tab/><text:tab/><text:tab/><text:span text:style-name="T289">＋－－<text:tab/>.</text:span><text:span text:style-name="T167">freshLink</text:span> <text:s/></text:p>
      <text:p text:style-name="P87"><text:span text:style-name="T79"><text:tab/><text:tab/><text:tab/><text:tab/><text:tab/><text:tab/><text:tab/>＋－－<text:tab/>.</text:span><text:span text:style-name="T167">freshText</text:span> <text:span text:style-name="T79"><text:s/></text:span></text:p>
      <text:p text:style-name="P87"><text:span text:style-name="T79"><text:tab/><text:tab/><text:tab/><text:tab/><text:tab/><text:tab/>.</text:span><text:span text:style-name="T167">nfdButton</text:span> <text:span text:style-name="T79"><text:s/></text:span></text:p>
      <text:p text:style-name="P87"><text:tab/><text:tab/><text:tab/><text:tab/><text:tab/><text:tab/><text:span text:style-name="T289">＋－－<text:tab/>.</text:span><text:span text:style-name="T167">nfdLink</text:span> <text:s/></text:p>
      <text:p text:style-name="P87"><text:span text:style-name="T79"><text:tab/><text:tab/><text:tab/><text:tab/><text:tab/><text:tab/><text:tab/>＋－－<text:tab/>.</text:span><text:span text:style-name="T167">nfdText</text:span> <text:span text:style-name="T79"><text:s/></text:span></text:p>
      <text:p text:style-name="P87"><text:span text:style-name="T79"><text:tab/><text:tab/><text:tab/><text:tab/><text:tab/><text:tab/>.</text:span><text:span text:style-name="T167">nationalButton</text:span> <text:span text:style-name="T79"><text:s/></text:span></text:p>
      <text:p text:style-name="P87"><text:tab/><text:tab/><text:tab/><text:tab/><text:tab/><text:tab/><text:span text:style-name="T289">＋－－<text:tab/>.</text:span><text:span text:style-name="T167">nationalLink</text:span> <text:s/></text:p>
      <text:p text:style-name="P87"><text:span text:style-name="T79"><text:tab/><text:tab/><text:tab/><text:tab/><text:tab/><text:tab/><text:tab/>＋－－<text:tab/>.</text:span><text:span text:style-name="T167">nationalText</text:span> <text:span text:style-name="T79"><text:s/></text:span></text:p>
      <text:p text:style-name="P87"><text:span text:style-name="T79"><text:tab/><text:tab/><text:tab/><text:tab/><text:tab/><text:tab/>.</text:span><text:span text:style-name="T167">bridalButton</text:span> <text:span text:style-name="T79"><text:s/></text:span></text:p>
      <text:p text:style-name="P87"><text:tab/><text:tab/><text:tab/><text:tab/><text:tab/><text:tab/><text:span text:style-name="T289">＋－－<text:tab/>.</text:span><text:span text:style-name="T167">bridalLink</text:span> </text:p>
      <text:p text:style-name="P87"><text:span text:style-name="T79"><text:tab/><text:tab/><text:tab/><text:tab/><text:tab/><text:tab/><text:tab/>＋－－<text:tab/>.</text:span><text:span text:style-name="T167">bridalText</text:span> </text:p>
      <text:p text:style-name="P87"><text:span text:style-name="T79"><text:tab/><text:tab/><text:tab/><text:tab/><text:tab/><text:tab/>.</text:span><text:span text:style-name="T167">franchiseButton</text:span> <text:span text:style-name="T79"><text:s/></text:span></text:p>
      <text:p text:style-name="P87"><text:tab/><text:tab/><text:tab/><text:tab/><text:tab/><text:tab/><text:span text:style-name="T289">＋－－<text:tab/>.</text:span><text:span text:style-name="T167">franchiseLink</text:span> <text:s/></text:p>
      <text:p text:style-name="P87"><text:span text:style-name="T79"><text:tab/><text:tab/><text:tab/><text:tab/><text:tab/><text:tab/><text:tab/>＋－－<text:tab/>.</text:span><text:span text:style-name="T167">franchiseText</text:span> </text:p>
      <text:p text:style-name="P87"><text:span text:style-name="T79"><text:tab/><text:tab/><text:tab/><text:tab/><text:tab/><text:tab/>.</text:span><text:span text:style-name="T167">galleryButton</text:span> </text:p>
      <text:p text:style-name="P87"><text:tab/><text:tab/><text:tab/><text:tab/><text:tab/><text:tab/><text:span text:style-name="T289">＋－－<text:tab/>.</text:span><text:span text:style-name="T167">galleryLink</text:span> </text:p>
      <text:p text:style-name="P87"><text:span text:style-name="T79"><text:tab/><text:tab/><text:tab/><text:tab/><text:tab/><text:tab/><text:tab/>＋－－<text:tab/>.</text:span><text:span text:style-name="T167">galleryText</text:span> </text:p>
      <text:p text:style-name="P87"><text:span text:style-name="T79"><text:tab/><text:tab/><text:tab/><text:tab/><text:tab/><text:tab/>.</text:span><text:span text:style-name="T167">voiceButton</text:span> </text:p>
      <text:p text:style-name="P87"><text:tab/><text:tab/><text:tab/><text:tab/><text:tab/><text:tab/><text:span text:style-name="T289">＋－－<text:tab/>.</text:span><text:span text:style-name="T167">voiceLink</text:span> <text:s/></text:p>
      <text:p text:style-name="P87"><text:span text:style-name="T79"><text:tab/><text:tab/><text:tab/><text:tab/><text:tab/><text:tab/><text:tab/>＋－－<text:tab/>.</text:span><text:span text:style-name="T167">voiceText</text:span> </text:p>
      <text:p text:style-name="P83">　　　　　　　　　　　<text:span text:style-name="T203">.createImage(天の画像)</text:span></text:p>
      <text:p text:style-name="P87"><text:span text:style-name="T79"><text:tab/><text:tab/><text:tab/>＋－－ .</text:span><text:span text:style-name="T167">flowerImage</text:span> </text:p>
      <text:p text:style-name="P87"><text:tab/><text:tab/><text:span text:style-name="T289">　　　　.</text:span><text:span text:style-name="T80">.createImage(地の画像)</text:span></text:p>
      <text:p text:style-name="P87"><text:span text:style-name="T79"><text:tab/><text:tab/><text:tab/>＋－－ .</text:span><text:span text:style-name="T168">flowerImage</text:span></text:p>
      <text:p text:style-name="P84"><text:tab/><text:tab/>　　　.<text:span text:style-name="T301">footer</text:span></text:p>
      <text:p text:style-name="P87"><text:span text:style-name="T80"><text:tab/><text:tab/><text:tab/>＋－－ .</text:span><text:span text:style-name="T167">copyright</text:span> </text:p>
      <text:p text:style-name="P12">　<text:span text:style-name="T158">2</text:span>）トップページレイアウト</text:p>
      <text:p text:style-name="P12">　　①親子関係</text:p>
      <text:p text:style-name="P12">　　　概要：トップページはアイキャッチ画像を配置するのみ。</text:p>
      <text:p text:style-name="P12">　　　.<text:span text:style-name="T269">tab-container </text:span></text:p>
      <text:p text:style-name="P12">　　　　＋－－.<text:span text:style-name="T48">tab-container ul</text:span><text:span text:style-name="T55"> </text:span></text:p>
      <text:p text:style-name="P12">　　　　　　　　　　＋－－.<text:span text:style-name="T48">tab-container ul li</text:span></text:p>
      <text:p text:style-name="P12"><text:span text:style-name="T84">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3">　　　　　　　　　　　　　　　　　　　</text:span><text:span text:style-name="T51">.</text:span><text:span text:style-name="T52">tab-container ul li a:hover</text:span></text:p>
      <text:p text:style-name="P12">　　　　　　　　　　　　　　　　</text:p>
      <text:p text:style-name="P12"/>
      <text:p text:style-name="P12">　<text:span text:style-name="T197">3</text:span>）<text:span text:style-name="T246">表レイアウト</text:span></text:p>
      <text:p text:style-name="P12">　　①親子関係</text:p>
      <text:p text:style-name="P12">　　　概要：<text:span text:style-name="T196">jQueryプラグイン「jqGrid」による表を適切に配置するための</text:span></text:p>
      <text:p text:style-name="P12">　　　　　　構成のツリー。</text:p>
      <text:p text:style-name="P12">　　　<text:span text:style-name="T118">.</text:span><text:span text:style-name="T117">wrap-list</text:span></text:p>
      <text:p text:style-name="P12">　　　　＋－－<text:span text:style-name="T92">.list </text:span></text:p>
      <text:p text:style-name="P12"><text:soft-page-break/></text:p>
      <text:p text:style-name="P12">ｂ）アイテム群</text:p>
      <text:p text:style-name="P18">　1）表 (jqGrid)</text:p>
      <text:p text:style-name="P12"><text:span text:style-name="T120">　　</text:span>①親子関係</text:p>
      <text:p text:style-name="P22">　　　概要：a）3）①に同じ。</text:p>
      <text:p text:style-name="P12">　　　<text:span text:style-name="T118">.</text:span><text:span text:style-name="T117">wrap-list</text:span></text:p>
      <text:p text:style-name="P12">　　　　＋－－<text:span text:style-name="T92">.list </text:span></text:p>
      <text:p text:style-name="P26"><text:span text:style-name="T186">　</text:span><text:span text:style-name="T187">2</text:span><text:span text:style-name="T186">）タブ関連</text:span></text:p>
      <text:p text:style-name="P12">　<text:span text:style-name="T120">　</text:span>①親子関係</text:p>
      <text:p text:style-name="P22">　　　概要：a）2）①に同じ。</text:p>
      <text:p text:style-name="P12">　　.<text:span text:style-name="T269">tab-container </text:span></text:p>
      <text:p text:style-name="P12">　　　　＋－－.<text:span text:style-name="T48">tab-container ul</text:span><text:span text:style-name="T55"> </text:span></text:p>
      <text:p text:style-name="P12">　　　　　　　　　　＋－－.<text:span text:style-name="T48">tab-container ul li</text:span></text:p>
      <text:p text:style-name="P12"><text:span text:style-name="T84">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3">　　　　　　　　　　　　　　　　　　　</text:span><text:span text:style-name="T51">.</text:span><text:span text:style-name="T52">tab-container ul li a:hover</text:span></text:p>
      <text:p text:style-name="P64"/>
      <text:p text:style-name="P80">３．スタイルシート詳細設計</text:p>
      <text:p text:style-name="P12">ａ）レイアウト群</text:p>
      <text:p text:style-name="P12">　　①<text:span text:style-name="T85">#window</text:span><text:span text:style-name="T269"><text:tab/></text:span>：ＣＳＳファイル名（<text:span text:style-name="T121">style</text:span>.css）</text:p>
      <text:p text:style-name="P12"><text:s text:c="6"/>概要<text:tab/>：<text:span text:style-name="T87">ウェブページ表示領域全体。</text:span></text:p>
      <text:p text:style-name="P12">　　種別<text:tab/>：<text:span text:style-name="T160">ID</text:span></text:p>
      <text:p text:style-name="P11">　　親<text:tab/><text:tab/>：なし</text:p>
      <text:p text:style-name="P12">　　プロパティ<text:tab/>：</text:p>
      <text:p text:style-name="P12"><text:tab/><text:span text:style-name="T122">width</text:span><text:tab/><text:tab/>：<text:span text:style-name="T122">100%</text:span><text:tab/>：ブラウザ内のページ表示領域と同じだけの幅を取る。</text:p>
      <text:p text:style-name="P12">　　②<text:span text:style-name="T273">.</text:span><text:span text:style-name="T274">canvas<text:tab/></text:span>：ＣＳＳファイル名（<text:span text:style-name="T121">style</text:span>.css）</text:p>
      <text:p text:style-name="P12"><text:s text:c="6"/>概要<text:tab/>：<text:span text:style-name="T83">ウェブの</text:span><text:span text:style-name="T106">コンテンツ全体の領域</text:span><text:span text:style-name="T87">。</text:span></text:p>
      <text:p text:style-name="P12">　　種別<text:tab/>：クラス</text:p>
      <text:p text:style-name="P11">　　親<text:tab/><text:tab/>：<text:span text:style-name="T159">#window</text:span></text:p>
      <text:p text:style-name="P12">　　プロパティ<text:tab/>：</text:p>
      <text:p text:style-name="P12"><text:tab/><text:span text:style-name="T122">width</text:span><text:tab/><text:tab/>：<text:span text:style-name="T161">696px<text:tab/></text:span>：想定の画面幅<text:span text:style-name="T161">700px − paddingの値を幅として指定する。</text:span></text:p>
      <text:p text:style-name="P12"><text:tab/><text:span text:style-name="T161">padding</text:span><text:tab/><text:tab/>：<text:span text:style-name="T161">2px</text:span><text:tab/><text:tab/>：全方向に最低限の余白を空け、コンテンツの枠とコンテンツ自身に</text:p>
      <text:p text:style-name="P12"><text:tab/><text:tab/><text:tab/><text:tab/><text:tab/>：を与えて余裕を持たせる。</text:p>
      <text:p text:style-name="P12"><text:tab/><text:span text:style-name="T162">margin</text:span><text:tab/><text:tab/>：<text:span text:style-name="T162">0 auto<text:tab/></text:span>：左右の<text:span text:style-name="T162">marginを自動調整させ、コンテンツの領域を画面の中心に</text:span></text:p>
      <text:p text:style-name="P12"><text:tab/><text:tab/><text:tab/><text:tab/><text:tab/>：寄せる。</text:p>
      <text:p text:style-name="P12"><text:tab/><text:span text:style-name="T202">position<text:tab/><text:tab/>：relative<text:tab/>：子となる.workspaceの要素は絶対位置指定による配置を行うので、</text:span></text:p>
      <text:p text:style-name="P12"><text:tab/><text:tab/><text:tab/><text:tab/><text:tab/>：この要素を基準にするために相対位置指定をしておく。</text:p>
      <text:p text:style-name="P12">　　③<text:span text:style-name="T83">.</text:span><text:span text:style-name="T85">workspace</text:span>：ＣＳＳファイル名（<text:span text:style-name="T121">style</text:span>.css）</text:p>
      <text:p text:style-name="P12"><text:s text:c="6"/>概要<text:tab/>：ウェブのグリッドレイアウトのコンテンツの領域<text:span text:style-name="T244">。</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122">100%</text:span><text:tab/><text:tab/>：親要素<text:span text:style-name="T125">(.canvas)</text:span>と同じだけの幅を取る。</text:p>
      <text:p text:style-name="P12"><text:tab/><text:span text:style-name="T163">font-size</text:span><text:tab/>：<text:span text:style-name="T163">0px</text:span><text:tab/><text:tab/>：子のインライン要素、またはインラインブロック要素同士の間で自動で</text:p>
      <text:p text:style-name="P12"><text:tab/><text:tab/><text:tab/><text:tab/><text:tab/>：発生する空白をなくすため、フォントサイズを<text:span text:style-name="T163">0に設定する。</text:span></text:p>
      <text:p text:style-name="P12"><text:tab/><text:span text:style-name="T190">border<text:tab/><text:tab/>：solid 1px <text:tab/>：グリッドレイアウトのコンテンツを線で囲む。</text:span></text:p>
      <text:p text:style-name="P12"><text:tab/><text:span text:style-name="T190">background<text:tab/>：#FFF<text:tab/></text:span>　<text:tab/>：グリッドのコンテンツの背景色を白にする。</text:p>
      <text:p text:style-name="P12">　　④<text:span text:style-name="T83">.</text:span><text:span text:style-name="T85">workspace.</text:span><text:span text:style-name="T86">width-max</text:span>：ＣＳＳファイル名（<text:span text:style-name="T121">style</text:span>.css）</text:p>
      <text:p text:style-name="P12"><text:s text:c="6"/>概要<text:tab/>：幅<text:span text:style-name="T199">600pxの</text:span>子ウィンドウコンテンツの領域<text:span text:style-name="T244">。基本的なスタイルは.</text:span><text:span text:style-name="T249">workspaceを継承する。</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199">600px</text:span><text:tab/>：子ウィンドウとして狭めの幅を取る。</text:p>
      <text:p text:style-name="P12"><text:tab/><text:span text:style-name="T200">position<text:tab/><text:tab/>：absolute<text:tab/>：絶対位置で配置する。</text:span></text:p>
      <text:p text:style-name="P12"><text:tab/><text:span text:style-name="T200">top<text:tab/><text:tab/>：50px<text:tab/><text:tab/>：上から50pxずらして表示する。</text:span></text:p>
      <text:p text:style-name="P12"><text:tab/><text:span text:style-name="T200">left<text:tab/><text:tab/>：50px<text:tab/><text:tab/>：左から50pxずらして表示する。</text:span></text:p>
      <text:p text:style-name="P12"><text:tab/><text:span text:style-name="T200">z-index<text:tab/><text:tab/>：50<text:tab/><text:tab/>：重なりの優先順位を設定。ウィンドウが深くなるほど数値が増える。</text:span></text:p>
      <text:p text:style-name="P12">　　⑤<text:span text:style-name="T83">.</text:span><text:span text:style-name="T85">workspace.</text:span><text:span text:style-name="T86">width-middle</text:span>：ＣＳＳファイル名（<text:span text:style-name="T121">style</text:span>.css）</text:p>
      <text:p text:style-name="P12"><text:s text:c="6"/>概要<text:tab/>：<text:span text:style-name="T244">幅</text:span><text:span text:style-name="T250">5</text:span><text:span text:style-name="T251">00</text:span><text:span text:style-name="T252">px</text:span><text:span text:style-name="T251">の</text:span><text:span text:style-name="T244">子ウィンドウコンテンツの領域。基本的なスタイルは.</text:span><text:span text:style-name="T249">workspaceを継承する。</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199">500px</text:span><text:tab/>：子ウィンドウとして狭めの幅を取る。</text:p>
      <text:p text:style-name="P12"><text:soft-page-break/><text:tab/><text:span text:style-name="T200">position<text:tab/><text:tab/>：absolute<text:tab/>：絶対位置で配置する。</text:span></text:p>
      <text:p text:style-name="P12"><text:tab/><text:span text:style-name="T200">top<text:tab/><text:tab/>：100px<text:tab/>：上から100pxずらして表示する。</text:span></text:p>
      <text:p text:style-name="P12"><text:tab/><text:span text:style-name="T200">left<text:tab/><text:tab/>：0px<text:tab/><text:tab/>：左端に寄せて表示する。</text:span></text:p>
      <text:p text:style-name="P12"><text:tab/><text:span text:style-name="T200">z-index<text:tab/><text:tab/>：100<text:tab/><text:tab/>：重なりの優先順位を設定。ウィンドウが深くなるほど数値が増える。</text:span></text:p>
      <text:p text:style-name="P12">　　⑥<text:span text:style-name="T83">.</text:span><text:span text:style-name="T85">workspace.</text:span><text:span text:style-name="T86">width-min</text:span>：ＣＳＳファイル名（<text:span text:style-name="T121">style</text:span>.css）</text:p>
      <text:p text:style-name="P12"><text:s text:c="6"/>概要<text:tab/>：<text:span text:style-name="T244">幅</text:span><text:span text:style-name="T251">300</text:span><text:span text:style-name="T252">px</text:span><text:span text:style-name="T251">の</text:span><text:span text:style-name="T244">子ウィンドウコンテンツの領域。基本的なスタイルは.</text:span><text:span text:style-name="T249">workspaceを継承する。</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199">300px</text:span><text:tab/>：簡易の編集ウィンドウとして適した幅を取る。</text:p>
      <text:p text:style-name="P12"><text:tab/><text:span text:style-name="T200">position<text:tab/><text:tab/>：absolute<text:tab/>：絶対位置で配置する。</text:span></text:p>
      <text:p text:style-name="P12"><text:tab/><text:span text:style-name="T200">top<text:tab/><text:tab/>：150px<text:tab/>：上から150pxずらして表示する。</text:span></text:p>
      <text:p text:style-name="P12"><text:tab/><text:span text:style-name="T200">left<text:tab/><text:tab/>：200px<text:tab/>：中心に合わせて表示する。</text:span></text:p>
      <text:p text:style-name="P12"><text:tab/><text:span text:style-name="T200">z-index<text:tab/><text:tab/>：200<text:tab/><text:tab/>：重なりの優先順位を設定。ウィンドウが深くなるほど数値が増える。</text:span></text:p>
      <text:p text:style-name="P12">　　⑦<text:span text:style-name="T83">.</text:span><text:span text:style-name="T85">workspace </text:span><text:span text:style-name="T90">&gt; *</text:span>：ＣＳＳファイル名（<text:span text:style-name="T121">style</text:span>.css）</text:p>
      <text:p text:style-name="P12"><text:s text:c="6"/>概要<text:tab/>：<text:span text:style-name="T249">.</text:span><text:span text:style-name="T260">workspace直下の全ての要素。</text:span></text:p>
      <text:p text:style-name="P12">　　種別<text:tab/>：クラス</text:p>
      <text:p text:style-name="P11">　　親<text:tab/><text:tab/>：<text:span text:style-name="T159">#window←.canvas←.workspace</text:span></text:p>
      <text:p text:style-name="P12">　　プロパティ<text:tab/>：</text:p>
      <text:p text:style-name="P12"><text:tab/><text:span text:style-name="T200">position<text:tab/><text:tab/>：absolute<text:tab/>：絶対位置で配置する。</text:span></text:p>
      <text:p text:style-name="P12">　<text:span text:style-name="T158">2</text:span>）コース紹介レイアウト</text:p>
      <text:p text:style-name="P12">　　③ .<text:span text:style-name="T278">footGallery img</text:span>（<text:span text:style-name="T279">SmoothDivScroll,fancybox</text:span>）</text:p>
      <text:p text:style-name="P12">　　　 コース案内のギャラリーの画像<text:span text:style-name="T245">。</text:span></text:p>
      <text:p text:style-name="P30"/>
      <text:p text:style-name="P12">　　①<text:span text:style-name="T268"> .</text:span><text:span text:style-name="T270">footGallery</text:span><text:span text:style-name="T268">（</text:span><text:span text:style-name="T271">SmoothDivScroll, fancybox</text:span><text:span text:style-name="T268">）</text:span>：ＣＳＳファイル名（<text:span text:style-name="T281">courseguide</text:span>.css）</text:p>
      <text:p text:style-name="P12"><text:s text:c="6"/>概要<text:tab/>：コース案内のギャラリー<text:span text:style-name="T245">。</text:span></text:p>
      <text:p text:style-name="P12">　　種別<text:tab/>：クラス</text:p>
      <text:p text:style-name="P11">　　親<text:tab/><text:tab/>：.<text:span text:style-name="T281">main &gt; .photoGallery</text:span></text:p>
      <text:p text:style-name="P12">　　プロパティ<text:tab/>：</text:p>
      <text:p text:style-name="P12"><text:tab/><text:span text:style-name="T122">width</text:span><text:tab/><text:tab/>：<text:span text:style-name="T282">800px</text:span><text:tab/><text:tab/>：<text:span text:style-name="T282">photoGalleryの幅に合わせる</text:span>。</text:p>
      <text:p text:style-name="P12"><text:tab/><text:span text:style-name="T282">height</text:span><text:tab/><text:tab/>：<text:span text:style-name="T282">120px</text:span><text:tab/><text:tab/>：高さを画像に合わせる。</text:p>
      <text:p text:style-name="P59"><text:span text:style-name="T75"><text:tab/></text:span><text:span text:style-name="T76">margin</text:span><text:span text:style-name="T75"><text:tab/><text:tab/>：</text:span><text:span text:style-name="T76">0 auto </text:span><text:span text:style-name="T77">20px</text:span><text:span text:style-name="T75"><text:tab/><text:tab/>：中心に寄せる。下に余白を空ける。</text:span></text:p>
      <text:p text:style-name="P67"><text:span text:style-name="T75"><text:tab/></text:span><text:span text:style-name="T76">clear</text:span><text:span text:style-name="T75"><text:tab/><text:tab/>：</text:span><text:span text:style-name="T76">both</text:span><text:span text:style-name="T75"><text:tab/><text:tab/><text:tab/>：回り込みをさせない。</text:span></text:p>
      <text:p text:style-name="P12"><text:tab/><text:span text:style-name="T282">border</text:span><text:tab/><text:tab/>：<text:span text:style-name="T282">1px solid #D0D0AC</text:span><text:tab/>：黄緑の罫線で囲む。</text:p>
      <text:p text:style-name="P12"><text:tab/><text:span text:style-name="T282">position</text:span><text:tab/><text:tab/>：<text:span text:style-name="T282">relative</text:span><text:tab/><text:tab/>：絶対位置指定の子要素を持つので相対位置要素にする。</text:p>
      <text:p text:style-name="P12"><text:tab/><text:span text:style-name="T283">box-sizing</text:span><text:tab/>：<text:span text:style-name="T283">border-box</text:span><text:tab/><text:tab/>：サイズの計算に罫線と<text:span text:style-name="T283">paddingを勘定に入れる</text:span>。</text:p>
      <text:p text:style-name="P12">　　②<text:span text:style-name="T268"> .</text:span><text:span text:style-name="T270">footGallery </text:span><text:span text:style-name="T272">a</text:span><text:span text:style-name="T268">（</text:span><text:span text:style-name="T271">SmoothDivScroll, fancybox</text:span><text:span text:style-name="T268">）</text:span>：ＣＳＳファイル名（<text:span text:style-name="T281">courseguide</text:span>.css）</text:p>
      <text:p text:style-name="P12"><text:s text:c="6"/>概要<text:tab/>：コース案内のギャラリーのリンクのタグ<text:span text:style-name="T245">。</text:span></text:p>
      <text:p text:style-name="P12">　　種別<text:tab/>：クラス</text:p>
      <text:p text:style-name="P11">　　親<text:tab/><text:tab/>：.<text:span text:style-name="T281">main &gt; .photoGallery &gt; .footGallery</text:span></text:p>
      <text:p text:style-name="P12">　　プロパティ<text:tab/>：</text:p>
      <text:p text:style-name="P12"><text:tab/><text:span text:style-name="T284">font-size</text:span><text:tab/>： <text:span text:style-name="T284">0px</text:span><text:tab/>：インライン要素独自の空白を消す。</text:p>
      <text:p text:style-name="P12">　<text:span text:style-name="T158">3</text:span>）表レイアウト</text:p>
      <text:p text:style-name="P12">　　① <text:span text:style-name="T116">.</text:span><text:span text:style-name="T109">wrap-list</text:span><text:span text:style-name="T95"> </text:span>：ＣＳＳファイル名（<text:span text:style-name="T121">style</text:span>.css）</text:p>
      <text:p text:style-name="P12"><text:s text:c="6"/>概要<text:tab/>：<text:span text:style-name="T156">jqueryプラグイン「jqGrid」で生成される表を囲む領域。</text:span></text:p>
      <text:p text:style-name="P12">　　種別<text:tab/>：クラス</text:p>
      <text:p text:style-name="P11">　　親<text:tab/><text:tab/>：.<text:span text:style-name="T122">workspace</text:span></text:p>
      <text:p text:style-name="P12">　　プロパティ<text:tab/>：</text:p>
      <text:p text:style-name="P12"><text:tab/><text:span text:style-name="T122">width</text:span><text:tab/><text:tab/>：<text:span text:style-name="T122">100%</text:span><text:tab/>：.<text:span text:style-name="T154">workspace</text:span>と同じだけの幅を取る。</text:p>
      <text:p text:style-name="P12"><text:tab/><text:span text:style-name="T154">clear</text:span><text:tab/><text:tab/>：<text:span text:style-name="T154">both</text:span><text:tab/>：<text:span text:style-name="T154">jqGridの表が、上にあるアイテムに被さらないようにする。</text:span></text:p>
      <text:p text:style-name="P12">　　<text:span text:style-name="T243">② </text:span><text:span text:style-name="T107">.list</text:span><text:span text:style-name="T92"> </text:span>：ＣＳＳファイル名（<text:span text:style-name="T121">style</text:span>.css）</text:p>
      <text:p text:style-name="P12"><text:s text:c="6"/>概要<text:tab/>：<text:span text:style-name="T156">jqueryプラグイン「jqGrid」</text:span><text:span text:style-name="T105">の表のベース。</text:span></text:p>
      <text:p text:style-name="P12">　　種別<text:tab/>：クラス</text:p>
      <text:p text:style-name="P11">　　親<text:tab/><text:tab/>：.<text:span text:style-name="T123">workspace←.wrap-list</text:span></text:p>
      <text:p text:style-name="P12">　　プロパティ<text:tab/>：</text:p>
      <text:p text:style-name="P12"><text:tab/><text:span text:style-name="T122">width</text:span><text:tab/><text:tab/>：<text:span text:style-name="T122">100%</text:span><text:tab/>：親要素となる.<text:span text:style-name="T193">wrap-list</text:span>と同じだけの幅を取る。</text:p>
      <text:p text:style-name="P12"><text:span text:style-name="T158">　4</text:span>）配置レイアウト</text:p>
      <text:p text:style-name="P12">　　①期間絞込</text:p>
      <text:p text:style-name="P12">　　　①-<text:span text:style-name="T189">1 .label-0101</text:span><text:span text:style-name="T92"> </text:span>：ＣＳＳファイル名（<text:span text:style-name="T121">style</text:span>.css）</text:p>
      <text:p text:style-name="P12"><text:s text:c="6"/>　概要<text:tab/>：<text:span text:style-name="T91">1行1列のサイズのラベル。2文字まで入る。</text:span></text:p>
      <text:p text:style-name="P12">　　　種別<text:tab/>：クラス</text:p>
      <text:p text:style-name="P11">　　　親<text:tab/>：.<text:span text:style-name="T124">workspace</text:span></text:p>
      <text:p text:style-name="P12">　　　プロパティ：</text:p>
      <text:p text:style-name="P12"><text:soft-page-break/><text:tab/><text:span text:style-name="T155">width</text:span><text:tab/><text:tab/>：<text:span text:style-name="T155">4.71428571%</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12"><text:tab/><text:tab/><text:tab/><text:tab/><text:tab/>：ンブロック要素にする。</text:p>
      <text:p text:style-name="P12">　　　①-<text:span text:style-name="T189">2） .textbox-0102</text:span><text:span text:style-name="T92"> </text:span>：ＣＳＳファイル名（<text:span text:style-name="T121">style</text:span>.css）</text:p>
      <text:p text:style-name="P12"><text:s text:c="6"/>　概要<text:tab/>：<text:span text:style-name="T91">1行2列のサイズのテキストボックス。日付の入力に使う。</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2">9</text:span><text:span text:style-name="T153">.71428571</text:span><text:span text:style-name="T155">%</text:span><text:tab/>：<text:span text:style-name="T164">2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12"><text:tab/><text:tab/><text:tab/><text:tab/><text:tab/>：ンブロック要素にする。</text:p>
      <text:p text:style-name="P12"/>
      <text:p text:style-name="P12">　　②検索ボックス</text:p>
      <text:p text:style-name="P12">　　　②<text:span text:style-name="T244">-</text:span><text:span text:style-name="T247">1) </text:span><text:span text:style-name="T253"><text:s/></text:span><text:span text:style-name="T254">.</text:span><text:span text:style-name="T255">label</text:span><text:span text:style-name="T254">-0101</text:span><text:span text:style-name="T108"> </text:span><text:span text:style-name="T244">：ＣＳＳファイル名（</text:span><text:span text:style-name="T256">style</text:span><text:span text:style-name="T244">.css）</text:span></text:p>
      <text:p text:style-name="P12"><text:s text:c="6"/>　概要<text:tab/>：<text:span text:style-name="T91">1行1列のサイズのラベル。2文字まで入る。</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5">4.71428571%</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28"><text:tab/><text:tab/><text:tab/><text:tab/><text:tab/>：ンブロック要素にする。</text:p>
      <text:p text:style-name="P12">　　　②<text:span text:style-name="T244">-</text:span><text:span text:style-name="T247">2) </text:span><text:span text:style-name="T254">.</text:span><text:span text:style-name="T257">textbox</text:span><text:span text:style-name="T254">-01</text:span><text:span text:style-name="T258">08</text:span><text:span text:style-name="T108"> </text:span><text:span text:style-name="T244">：ＣＳＳファイル名（</text:span><text:span text:style-name="T256">style</text:span><text:span text:style-name="T244">.css）</text:span></text:p>
      <text:p text:style-name="P12"><text:s text:c="5"/>　 概要<text:tab/>：<text:span text:style-name="T91">1行10列のサイズのテキストボックス。データの入力、検索ワードの入力に使う。</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2">39</text:span><text:span text:style-name="T153">.71428571</text:span><text:span text:style-name="T155">%</text:span><text:tab/>：<text:span text:style-name="T155">10グリッドの幅からmarginの分を抜いた幅を設定。</text:span></text:p>
      <text:p text:style-name="P63"><text:span text:style-name="T56"><text:tab/></text:span><text:span text:style-name="T126">margin<text:tab/><text:tab/></text:span><text:span text:style-name="T136">：</text:span><text:span text:style-name="T126">0.28571429%<text:tab/><text:tab/></text:span><text:span text:style-name="T56">：およそ</text:span><text:span text:style-name="T59">2px程度のmarginを全方向に設定。</text:span></text:p>
      <text:p text:style-name="P63"><text:span text:style-name="T56"><text:tab/></text:span><text:span text:style-name="T126">font-size<text:tab/>：1</text:span><text:span text:style-name="T135">6</text:span><text:span text:style-name="T126">px<text:tab/><text:tab/><text:tab/>：親のフォントサイズを</text:span><text:span text:style-name="T135">0にしたため、フォントのサイズを指定</text:span></text:p>
      <text:p text:style-name="P62"><text:tab/><text:tab/><text:tab/><text:tab/><text:tab/><text:tab/>：する。</text:p>
      <text:p text:style-name="P12"><text:tab/><text:span text:style-name="T165">display</text:span><text:tab/><text:tab/>：<text:span text:style-name="T165">inline-block</text:span><text:tab/><text:tab/>：グリッドのアイテム同士横並べかつ、高さを指定するために</text:p>
      <text:p text:style-name="P28"><text:tab/><text:tab/><text:tab/><text:tab/><text:tab/><text:tab/>：<text:span text:style-name="T203">インライ</text:span>ンブロック要素にする。</text:p>
      <text:p text:style-name="P12">　　　②<text:span text:style-name="T244">-</text:span><text:span text:style-name="T248">3</text:span><text:span text:style-name="T247">) </text:span><text:span text:style-name="T254">.button-0101</text:span><text:span text:style-name="T108"> </text:span><text:span text:style-name="T244">：ＣＳＳファイル名（</text:span><text:span text:style-name="T256">style</text:span><text:span text:style-name="T244">.css）</text:span></text:p>
      <text:p text:style-name="P12"><text:s text:c="4"/>　 <text:s/>概要<text:tab/>：<text:span text:style-name="T91">1行1列のサイズのボタン。基本的なボタン。</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5">4.71428571%</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28"><text:tab/><text:tab/><text:tab/><text:tab/><text:tab/>：ンブロック要素にする。</text:p>
      <text:p text:style-name="P28"/>
      <text:p text:style-name="P12"><text:span text:style-name="T259">b</text:span><text:span text:style-name="T248">）アイテム群</text:span></text:p>
      <text:p text:style-name="P12">　<text:span text:style-name="T91">1）ボタン</text:span></text:p>
      <text:p text:style-name="P12">　　<text:span text:style-name="T91">① .button-0101</text:span><text:span text:style-name="T92"> </text:span>：ＣＳＳファイル名（<text:span text:style-name="T121">style</text:span>.css）</text:p>
      <text:p text:style-name="P12"><text:s text:c="6"/>概要<text:tab/>：<text:span text:style-name="T91">1行1列のサイズのボタン。基本的なボタン。</text:span></text:p>
      <text:p text:style-name="P12">　　種別<text:tab/>：クラス</text:p>
      <text:p text:style-name="P11">　　親<text:tab/><text:tab/>：.<text:span text:style-name="T124">workspace</text:span></text:p>
      <text:p text:style-name="P12">　　プロパティ<text:tab/>：</text:p>
      <text:p text:style-name="P12"><text:tab/><text:span text:style-name="T155">width</text:span><text:tab/><text:tab/>：<text:span text:style-name="T153">4.71428571</text:span><text:span text:style-name="T155">%</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2px<text:tab/><text:tab/>：親のフォントサイズを</text:span><text:span text:style-name="T135">0にしたため、フォントのサイズを指定</text:span></text:p>
      <text:p text:style-name="P62"><text:soft-page-break/><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12"><text:tab/><text:tab/><text:tab/><text:tab/><text:tab/>：ンブロック要素にする。</text:p>
      <text:p text:style-name="P20"><text:tab/>vertical-align<text:tab/>：middle<text:tab/>：高さを行の中心に合わせる。</text:p>
      <text:p text:style-name="P20"/>
      <text:p text:style-name="P16">　2）テキストボックス</text:p>
      <text:p text:style-name="P12">　　<text:span text:style-name="T91">① input,select</text:span><text:span text:style-name="T92"> </text:span>：ＣＳＳファイル名（<text:span text:style-name="T121">style</text:span>.css）</text:p>
      <text:p text:style-name="P12"><text:s text:c="6"/>概要<text:tab/>：<text:span text:style-name="T91">フォームの入力要素とプルダウンメニュー。</text:span></text:p>
      <text:p text:style-name="P12">　　種別<text:tab/>：タグ</text:p>
      <text:p text:style-name="P11">　　親<text:tab/><text:tab/>：</text:p>
      <text:p text:style-name="P12">　　プロパティ<text:tab/>：</text:p>
      <text:p text:style-name="P12"><text:tab/><text:span text:style-name="T225">box-sizing</text:span><text:tab/><text:tab/>：<text:span text:style-name="T225">border-box</text:span><text:tab/>：幅、高さの計算に<text:span text:style-name="T225">border、paddingの幅、高さをを含める。</text:span></text:p>
      <text:p text:style-name="P12"><text:tab/>-<text:span text:style-name="T226">webkit-box-sizing</text:span><text:tab/>：<text:span text:style-name="T225">border-box</text:span><text:tab/>：<text:span text:style-name="T226">Chrome、Safariのbox-sizingのベンダープレフィックス</text:span></text:p>
      <text:p text:style-name="P12"><text:tab/>-<text:span text:style-name="T226">moz-box-sizing</text:span><text:tab/><text:tab/>：<text:span text:style-name="T225">border-box</text:span><text:tab/>：<text:span text:style-name="T226">Firefoxiのbox-sizingのベンダープレフィックス</text:span></text:p>
      <text:p text:style-name="P12"><text:tab/>-<text:span text:style-name="T226">o-box-sizing</text:span><text:tab/><text:tab/>：<text:span text:style-name="T225">border-box</text:span><text:tab/>：<text:span text:style-name="T226">Operaのbox-sizingのベンダープレフィックス</text:span></text:p>
      <text:p text:style-name="P12"><text:tab/>-<text:span text:style-name="T226">ms-box-sizing</text:span><text:tab/><text:tab/>：<text:span text:style-name="T225">border-box</text:span><text:tab/>：<text:span text:style-name="T226">IEのbox-sizingのベンダープレフィックス</text:span></text:p>
      <text:p text:style-name="P63"><text:span text:style-name="T56"><text:tab/></text:span><text:span text:style-name="T63">vertical-align</text:span><text:span text:style-name="T126"><text:tab/><text:tab/>：</text:span><text:span text:style-name="T132">middle</text:span><text:span text:style-name="T126"><text:tab/></text:span><text:span text:style-name="T56">：</text:span><text:span text:style-name="T59">高さを行の中心に合わせる。</text:span></text:p>
      <text:p text:style-name="P5"/>
      <text:p text:style-name="P5">　<text:span text:style-name="T205">3）</text:span><text:span text:style-name="T1">テキストエリア</text:span></text:p>
      <text:p text:style-name="P5">　　<text:span text:style-name="T1">① </text:span><text:span text:style-name="T37">textarea</text:span><text:span text:style-name="T101"> </text:span>：ＣＳＳファイル名（<text:span text:style-name="T121">style</text:span>.css）</text:p>
      <text:p text:style-name="P5"><text:s text:c="6"/>概要<text:tab/>：<text:span text:style-name="T9">テキストエリアのタグ</text:span></text:p>
      <text:p text:style-name="P5">　　種別<text:tab/>：タグ</text:p>
      <text:p text:style-name="P4">　　親<text:tab/><text:tab/>：</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6"><text:tab/><text:tab/>：</text:span><text:span text:style-name="T133">top</text:span><text:span text:style-name="T142"><text:tab/><text:tab/></text:span><text:span text:style-name="T56">：</text:span><text:span text:style-name="T59">高さを行の上部に合わせる。テキストエリアに隣り合う要素</text:span></text:p>
      <text:p text:style-name="P7">　　　　　　　　　　　　　　　　　　　　　　　　：が下に寄ってしまう現象の対策。</text:p>
      <text:p text:style-name="P3"/>
      <text:p text:style-name="P5"><text:span text:style-name="T3">　</text:span><text:span text:style-name="T206">4）</text:span><text:span text:style-name="T1">ラベル</text:span></text:p>
      <text:p text:style-name="P5">　　<text:span text:style-name="T1">① </text:span><text:span text:style-name="T35">.</text:span><text:span text:style-name="T36">label</text:span><text:span text:style-name="T35">-0101</text:span><text:span text:style-name="T92"> </text:span>：ＣＳＳファイル名（<text:span text:style-name="T121">style</text:span>.css）</text:p>
      <text:p text:style-name="P5"><text:s text:c="6"/>概要<text:tab/>：<text:span text:style-name="T1">1行1列のサイズのラベル。</text:span></text:p>
      <text:p text:style-name="P5">　　種別<text:tab/>：クラス</text:p>
      <text:p text:style-name="P4">　　親<text:tab/><text:tab/>：.<text:span text:style-name="T124">workspace</text:span></text:p>
      <text:p text:style-name="P5">　　プロパティ<text:tab/>：</text:p>
      <text:p text:style-name="P5"><text:tab/><text:span text:style-name="T155">width</text:span><text:tab/><text:tab/>：<text:span text:style-name="T155">4.71428571%</text:span><text:tab/>：<text:span text:style-name="T155">1グリッドの幅からmarginの分を抜いた幅を設定。</text:span></text:p>
      <text:p text:style-name="P59"><text:span text:style-name="T56"><text:tab/></text:span><text:span text:style-name="T126">margin<text:tab/><text:tab/></text:span><text:span text:style-name="T136">：</text:span><text:span text:style-name="T139">8.5px </text:span><text:span text:style-name="T145">0.28571429</text:span><text:span text:style-name="T142">%<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6">font-size<text:tab/>：14px</text:span><text:span text:style-name="T142"><text:tab/><text:tab/>：親のフォントサイズを</text:span><text:span text:style-name="T143">0にしたため、フォントのサイズを指定</text:span></text:p>
      <text:p text:style-name="P61"><text:tab/><text:tab/><text:tab/><text:tab/><text:tab/>：する。</text:p>
      <text:p text:style-name="P5"><text:tab/><text:span text:style-name="T165">display</text:span><text:tab/><text:tab/>：<text:span text:style-name="T165">inline-block</text:span><text:tab/>：グリッドのアイテム同士横並べかつ、高さを指定するためにインライ</text:p>
      <text:p text:style-name="P5"><text:tab/><text:tab/><text:tab/><text:tab/><text:tab/>：ンブロック要素にする。</text:p>
      <text:p text:style-name="P6"><text:tab/>vertical-align<text:tab/>：middle<text:tab/>：高さを行の中心に合わせる。</text:p>
      <text:p text:style-name="P5"/>
      <text:p text:style-name="P10"><text:span text:style-name="T15">　</text:span><text:span text:style-name="T17">5</text:span><text:span text:style-name="T16">）ラジオボタン</text:span></text:p>
      <text:p text:style-name="P5">　　<text:span text:style-name="T1">① </text:span><text:span text:style-name="T34">input,select</text:span><text:span text:style-name="T92"> </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span text:style-name="T124">workspace</text:span></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6"><text:tab/><text:tab/>：</text:span><text:span text:style-name="T132">middle</text:span><text:span text:style-name="T142"><text:tab/></text:span><text:span text:style-name="T56">：</text:span><text:span text:style-name="T59">高さを行の中心に合わせる。</text:span></text:p>
      <text:p text:style-name="P5">　　②<text:span text:style-name="T2"> .</text:span><text:span text:style-name="T3">radio-0101</text:span>：ＣＳＳファイル名（<text:span text:style-name="T121">style</text:span>.css）</text:p>
      <text:p text:style-name="P5"><text:s text:c="6"/>概要<text:tab/>：<text:span text:style-name="T3">1行1列のサイズのラジオボタン。</text:span></text:p>
      <text:p text:style-name="P5">　　種別<text:tab/>：クラス</text:p>
      <text:p text:style-name="P4">　　親<text:tab/><text:tab/>：.<text:span text:style-name="T124">workspace</text:span></text:p>
      <text:p text:style-name="P5"><text:soft-page-break/>　　プロパティ<text:tab/>：</text:p>
      <text:p text:style-name="P5"><text:tab/><text:span text:style-name="T155">width</text:span><text:tab/><text:tab/>：<text:span text:style-name="T155">2.571428571%</text:span><text:tab/>：<text:span text:style-name="T228">18px程度になるように幅をパーセンテージで設定する。</text:span></text:p>
      <text:p text:style-name="P5"><text:tab/><text:span text:style-name="T227">height</text:span><text:tab/><text:tab/>：<text:span text:style-name="T227">18px!important<text:tab/></text:span>：高さを直接指定する。</text:p>
      <text:p text:style-name="P59"><text:span text:style-name="T56"><text:tab/></text:span><text:span text:style-name="T126">margin<text:tab/><text:tab/></text:span><text:span text:style-name="T136">：</text:span><text:span text:style-name="T138">1.214285714%</text:span><text:span text:style-name="T142"><text:tab/></text:span><text:span text:style-name="T56">：高さ、幅の</text:span><text:span text:style-name="T64">1グリッドに足りない量をmarginで補う</text:span><text:span text:style-name="T59">。</text:span></text:p>
      <text:p text:style-name="P5"><text:tab/><text:span text:style-name="T165">display</text:span><text:tab/><text:tab/>：<text:span text:style-name="T165">inline-block</text:span><text:tab/><text:tab/>：グリッドのアイテム同士横並べかつ、高さを指定するために</text:p>
      <text:p text:style-name="P5"><text:tab/><text:tab/><text:tab/><text:tab/><text:tab/><text:tab/>：インラインブロック要素にする。</text:p>
      <text:p text:style-name="P2">　<text:span text:style-name="T206">6</text:span>）チェックボックス</text:p>
      <text:p text:style-name="P5">　　<text:span text:style-name="T1">① </text:span><text:span text:style-name="T34">input,select</text:span><text:span text:style-name="T92"> </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6"><text:tab/>：</text:span><text:span text:style-name="T132">middle</text:span><text:span text:style-name="T142"><text:tab/></text:span><text:span text:style-name="T56">：</text:span><text:span text:style-name="T59">高さを行の中心に合わせる。</text:span></text:p>
      <text:p text:style-name="P59"/>
      <text:p text:style-name="P59"><text:span text:style-name="T68">　</text:span><text:span text:style-name="T69">7</text:span><text:span text:style-name="T68">）プルダウンメニュー</text:span></text:p>
      <text:p text:style-name="P5">　　<text:span text:style-name="T1">① </text:span><text:span text:style-name="T34">input,select</text:span><text:span text:style-name="T92"> </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25">box-sizing</text:span><text:tab/><text:tab/>：<text:span text:style-name="T225">border-box</text:span><text:tab/>：幅、高さの計算に<text:span text:style-name="T225">border、paddingの幅、高さをを含める。</text:span></text:p>
      <text:p text:style-name="P5"><text:tab/>-<text:span text:style-name="T226">webkit-box-sizing</text:span><text:tab/>：<text:span text:style-name="T225">border-box</text:span><text:tab/>：<text:span text:style-name="T226">Chrome、Safariのbox-sizingのベンダープレフィックス</text:span></text:p>
      <text:p text:style-name="P5"><text:tab/>-<text:span text:style-name="T226">moz-box-sizing</text:span><text:tab/><text:tab/>：<text:span text:style-name="T225">border-box</text:span><text:tab/>：<text:span text:style-name="T226">Firefoxiのbox-sizingのベンダープレフィックス</text:span></text:p>
      <text:p text:style-name="P5"><text:tab/>-<text:span text:style-name="T226">o-box-sizing</text:span><text:tab/><text:tab/>：<text:span text:style-name="T225">border-box</text:span><text:tab/>：<text:span text:style-name="T226">Operaのbox-sizingのベンダープレフィックス</text:span></text:p>
      <text:p text:style-name="P5"><text:tab/>-<text:span text:style-name="T226">ms-box-sizing</text:span><text:tab/><text:tab/>：<text:span text:style-name="T225">border-box</text:span><text:tab/>：<text:span text:style-name="T226">IEのbox-sizingのベンダープレフィックス</text:span></text:p>
      <text:p text:style-name="P59"><text:span text:style-name="T56"><text:tab/></text:span><text:span text:style-name="T63">vertical-align</text:span><text:span text:style-name="T126"><text:tab/>：</text:span><text:span text:style-name="T132">middle</text:span><text:span text:style-name="T142"><text:tab/></text:span><text:span text:style-name="T56">：</text:span><text:span text:style-name="T59">高さを行の中心に合わせる。</text:span></text:p>
      <text:p text:style-name="P1"/>
      <text:p text:style-name="P5"><text:span text:style-name="T3">　</text:span><text:span text:style-name="T8">8</text:span><text:span text:style-name="T3">）タイトル文字</text:span></text:p>
      <text:p text:style-name="P5">　　<text:span text:style-name="T92"> </text:span><text:span text:style-name="T3">① </text:span><text:span text:style-name="T33">.width-min </text:span><text:span text:style-name="T109">.title-text-01</text:span><text:span text:style-name="T113">09</text:span><text:span text:style-name="T109"> </text:span>：ＣＳＳファイル名（<text:span text:style-name="T121">style</text:span>.css）</text:p>
      <text:p text:style-name="P5"><text:s text:c="6"/>概要<text:tab/>：<text:span text:style-name="T112">1行</text:span><text:span text:style-name="T113">9</text:span><text:span text:style-name="T112">列のタイトルの文字。</text:span><text:span text:style-name="T114">幅</text:span><text:span text:style-name="T115">300pxの子ウィンドウ用となる。</text:span></text:p>
      <text:p text:style-name="P5">　　種別<text:tab/>：クラス</text:p>
      <text:p text:style-name="P4">　　親<text:tab/><text:tab/>：.<text:span text:style-name="T124">workspace.width-min</text:span></text:p>
      <text:p text:style-name="P5">　　プロパティ<text:tab/>：</text:p>
      <text:p text:style-name="P10"><text:span text:style-name="T182"><text:tab/></text:span><text:span text:style-name="T183">width</text:span><text:span text:style-name="T182"><text:tab/><text:tab/>：</text:span><text:span text:style-name="T185">44</text:span><text:span text:style-name="T166">.71428571</text:span><text:span text:style-name="T183">%</text:span><text:span text:style-name="T182"><text:tab/>：</text:span><text:span text:style-name="T185">9</text:span><text:span text:style-name="T184">グリッドの幅からmarginの分を抜いた幅を取る。</text:span></text:p>
      <text:p text:style-name="P66"><text:tab/><text:span text:style-name="T204">height<text:tab/><text:tab/>：auto!important<text:tab/>：高さを必ず自動調整にする。<text:tab/><text:tab/><text:tab/></text:span></text:p>
      <text:p text:style-name="P59"><text:span text:style-name="T56"><text:tab/></text:span><text:span text:style-name="T126">margin<text:tab/><text:tab/></text:span><text:span text:style-name="T136">：</text:span><text:span text:style-name="T140">4</text:span><text:span text:style-name="T139">px </text:span><text:span text:style-name="T145">0.28571429</text:span><text:span text:style-name="T142">%<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6">font-size<text:tab/>：</text:span><text:span text:style-name="T127">2</text:span><text:span text:style-name="T130">0</text:span><text:span text:style-name="T142">px<text:tab/><text:tab/><text:tab/>：</text:span><text:span text:style-name="T143">タイトル用に大きな文字にする。</text:span></text:p>
      <text:p text:style-name="P59"><text:span text:style-name="T56"><text:tab/></text:span><text:span text:style-name="T126">font-</text:span><text:span text:style-name="T128">weight</text:span><text:span text:style-name="T126"><text:tab/>：</text:span><text:span text:style-name="T128">bold</text:span><text:span text:style-name="T142"><text:tab/><text:tab/><text:tab/>：太字にして強調する</text:span><text:span text:style-name="T143">。</text:span></text:p>
      <text:p text:style-name="P59"><text:span text:style-name="T56"><text:tab/></text:span><text:span text:style-name="T137">text-align</text:span><text:span text:style-name="T126"><text:tab/>：</text:span><text:span text:style-name="T128">center</text:span><text:span text:style-name="T142"><text:tab/><text:tab/>：タイトルを行の中央に寄せる</text:span><text:span text:style-name="T143">。</text:span></text:p>
      <text:p text:style-name="P59"><text:span text:style-name="T56"><text:tab/></text:span><text:span text:style-name="T60">vertical</text:span><text:span text:style-name="T137">-align</text:span><text:span text:style-name="T126"><text:tab/>：</text:span><text:span text:style-name="T130">middle</text:span><text:span text:style-name="T128"><text:tab/></text:span><text:span text:style-name="T142"><text:tab/>：高さを行の中心に合わせる</text:span><text:span text:style-name="T143">。</text:span></text:p>
      <text:p text:style-name="P59"/>
      <text:p text:style-name="P59"><text:span text:style-name="T68">　</text:span><text:span text:style-name="T72">9</text:span><text:span text:style-name="T68">）見出行</text:span></text:p>
      <text:p text:style-name="P5">　　<text:span text:style-name="T92"> </text:span><text:span text:style-name="T3">① </text:span><text:span text:style-name="T101">.</text:span><text:span text:style-name="T102">head</text:span><text:span text:style-name="T101">-</text:span><text:span text:style-name="T102">text</text:span><text:span text:style-name="T101">-01</text:span><text:span text:style-name="T102">20</text:span><text:span text:style-name="T96"> </text:span>：ＣＳＳファイル名（<text:span text:style-name="T121">style</text:span>.css）</text:p>
      <text:p text:style-name="P5"><text:s text:c="6"/>概要<text:tab/>：<text:span text:style-name="T97">1</text:span><text:span text:style-name="T93">行</text:span><text:span text:style-name="T99">20</text:span><text:span text:style-name="T94">列の</text:span><text:span text:style-name="T93">サイズの見出行。</text:span></text:p>
      <text:p text:style-name="P5">　　種別<text:tab/>：クラス</text:p>
      <text:p text:style-name="P4">　　親<text:tab/><text:tab/>：.<text:span text:style-name="T124">workspace</text:span></text:p>
      <text:p text:style-name="P5">　　プロパティ<text:tab/>：</text:p>
      <text:p text:style-name="P68"><text:span text:style-name="T56"><text:tab/></text:span><text:span text:style-name="T61">width</text:span><text:span text:style-name="T56"><text:tab/><text:tab/>：</text:span><text:span text:style-name="T208">99.42857142%<text:tab/></text:span><text:span text:style-name="T56">：</text:span><text:span text:style-name="T65">20</text:span><text:span text:style-name="T62">グリッドの幅からmarginの分を抜いた幅を設定する。</text:span></text:p>
      <text:p text:style-name="P59"><text:span text:style-name="T110"><text:tab/></text:span><text:span text:style-name="T111">height<text:tab/><text:tab/>：auto!important<text:tab/>：高さを必ず自動調整にする。<text:tab/><text:tab/><text:tab/></text:span><text:span text:style-name="T56"><text:tab/></text:span><text:span text:style-name="T141">margin<text:tab/><text:tab/></text:span><text:span text:style-name="T136">：</text:span><text:span text:style-name="T140">8.5</text:span><text:span text:style-name="T139">px </text:span><text:span text:style-name="T146">0.28571429</text:span><text:span text:style-name="T144">%<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6">font-size<text:tab/>：</text:span><text:span text:style-name="T129">1</text:span><text:span text:style-name="T131">4</text:span><text:span text:style-name="T142">px<text:tab/><text:tab/><text:tab/>：親のフォントサイズを</text:span><text:span text:style-name="T143">にしたため、フォントのサイズを指定</text:span></text:p>
      <text:p text:style-name="P61"><text:tab/><text:tab/><text:tab/><text:tab/><text:tab/><text:tab/>：する。</text:p>
      <text:p text:style-name="P5"><text:span text:style-name="T150"><text:tab/>text-align</text:span><text:span text:style-name="T149"><text:tab/>：</text:span><text:span text:style-name="T151">left<text:tab/></text:span><text:span text:style-name="T150"><text:tab/></text:span><text:span text:style-name="T147"><text:tab/>：文字を行の左に寄せる</text:span><text:span text:style-name="T148">。</text:span></text:p>
      <text:p text:style-name="P59"><text:span text:style-name="T68">　</text:span><text:span text:style-name="T69">1</text:span><text:span text:style-name="T72">0</text:span><text:span text:style-name="T68">）ラジオボタンの見出の文字</text:span></text:p>
      <text:p text:style-name="P5">　　<text:span text:style-name="T92"> </text:span><text:span text:style-name="T3">① </text:span><text:span text:style-name="T101">.row-head-0101</text:span><text:span text:style-name="T96"> </text:span>：ＣＳＳファイル名（<text:span text:style-name="T121">style</text:span>.css）</text:p>
      <text:p text:style-name="P5"><text:s text:c="6"/>概要<text:tab/>：<text:span text:style-name="T97">1</text:span><text:span text:style-name="T93">行</text:span><text:span text:style-name="T98">1</text:span><text:span text:style-name="T94">列の</text:span><text:span text:style-name="T93">サイズの見出行の文字。表に見立ててグリッドのアイテムを並べる場合の見出しとし</text:span></text:p>
      <text:p text:style-name="P65"><text:soft-page-break/><text:tab/><text:tab/>：て使う。</text:p>
      <text:p text:style-name="P5">　　種別<text:tab/>：クラス</text:p>
      <text:p text:style-name="P4">　　親<text:tab/><text:tab/>：.<text:span text:style-name="T124">workspace</text:span></text:p>
      <text:p text:style-name="P5">　　プロパティ<text:tab/>：</text:p>
      <text:p text:style-name="P5"><text:tab/><text:span text:style-name="T155">width</text:span><text:tab/><text:tab/>：<text:span text:style-name="T155">4.71428571%</text:span><text:tab/>：<text:span text:style-name="T164">3グリッドの幅からmarginの分を抜いた幅を設定する。</text:span></text:p>
      <text:p text:style-name="P59"><text:span text:style-name="T56"><text:tab/></text:span><text:span text:style-name="T126">margin<text:tab/><text:tab/></text:span><text:span text:style-name="T136">：</text:span><text:span text:style-name="T142">0.28571429%<text:tab/></text:span><text:span text:style-name="T56">：およそ</text:span><text:span text:style-name="T59">2px程度のmarginを全方向に設定する。</text:span></text:p>
      <text:p text:style-name="P59"><text:span text:style-name="T56"><text:tab/></text:span><text:span text:style-name="T126">font-size<text:tab/>：</text:span><text:span text:style-name="T129">1</text:span><text:span text:style-name="T134">4</text:span><text:span text:style-name="T142">px<text:tab/><text:tab/>：親のフォントサイズを</text:span><text:span text:style-name="T143">0にしたため、フォントのサイズを指定</text:span></text:p>
      <text:p text:style-name="P61"><text:tab/><text:tab/><text:tab/><text:tab/><text:tab/>：する。添える程度の文字として、小さめのフォントにする。</text:p>
      <text:p text:style-name="P5"><text:tab/><text:span text:style-name="T165">display</text:span><text:tab/><text:tab/>：<text:span text:style-name="T165">inline-block</text:span><text:tab/>：グリッドのアイテム同士横並べかつ、高さを指定するためにインライ</text:p>
      <text:p text:style-name="P5"><text:tab/><text:tab/><text:tab/><text:tab/><text:tab/>：ンブロック要素にする。</text:p>
      <text:p text:style-name="P5"><text:tab/><text:span text:style-name="T207">vertical-align<text:tab/>：middle<text:tab/>：高さを行の中心に合わせる。</text:span></text:p>
      <text:p text:style-name="P5"><text:tab/><text:span text:style-name="T229">word-break<text:tab/>：break-all<text:tab/>：文字列が枠の幅を超えるまで改行させない。</text:span></text:p>
      <text:p text:style-name="P59"><text:span text:style-name="T68">　</text:span><text:span text:style-name="T70">1</text:span><text:span text:style-name="T73">1</text:span><text:span text:style-name="T68">）表 </text:span><text:span text:style-name="T71">(</text:span><text:span text:style-name="T74">jqGrid</text:span><text:span text:style-name="T71">)</text:span></text:p>
      <text:p text:style-name="P5">　　<text:span text:style-name="T3">①</text:span><text:span text:style-name="T107">.list </text:span><text:span text:style-name="T92"><text:s/></text:span>：ＣＳＳファイル名（<text:span text:style-name="T121">style</text:span>.css）</text:p>
      <text:p text:style-name="P5"><text:s text:c="6"/>概要<text:tab/>：<text:span text:style-name="T105">jqGridの表のベース。</text:span></text:p>
      <text:p text:style-name="P5">　　種別<text:tab/>：クラス</text:p>
      <text:p text:style-name="P4">　　親<text:tab/><text:tab/>：.<text:span text:style-name="T124">workspace</text:span></text:p>
      <text:p text:style-name="P5">　　プロパティ<text:tab/>：</text:p>
      <text:p text:style-name="P5"><text:tab/><text:span text:style-name="T122">width</text:span><text:tab/><text:tab/>：<text:span text:style-name="T122">100%</text:span><text:tab/>：親要素となる.<text:span text:style-name="T193">wrap-list</text:span>と同じだけの幅を取る。</text:p>
      <text:p text:style-name="P5"><text:span text:style-name="T5">　1</text:span><text:span text:style-name="T14">2</text:span><text:span text:style-name="T3">）グラフ</text:span><text:span text:style-name="T7">(</text:span><text:span text:style-name="T32">Google Chart Tools</text:span><text:span text:style-name="T7">)</text:span></text:p>
      <text:p text:style-name="P5">　　<text:span text:style-name="T3">①</text:span><text:span text:style-name="T103">.graph</text:span>：ＣＳＳファイル名（<text:span text:style-name="T121">style</text:span>.css）</text:p>
      <text:p text:style-name="P5"><text:s text:c="6"/>概要<text:tab/>：<text:span text:style-name="T7">Google Chart Toolsのグラフのベース。</text:span></text:p>
      <text:p text:style-name="P5">　　種別<text:tab/>：クラス</text:p>
      <text:p text:style-name="P4">　　親<text:tab/><text:tab/>：.<text:span text:style-name="T124">workspace</text:span></text:p>
      <text:p text:style-name="P5">　　プロパティ<text:tab/>：</text:p>
      <text:p text:style-name="P5"><text:tab/><text:span text:style-name="T192">width</text:span><text:tab/><text:tab/>：<text:span text:style-name="T192">100%</text:span><text:tab/>：幅を親要素<text:span text:style-name="T192">(.workspace)と同じにする。</text:span></text:p>
      <text:p text:style-name="P5"><text:span text:style-name="T5">　1</text:span><text:span text:style-name="T14">3</text:span><text:span text:style-name="T3">）カレンダー</text:span><text:span text:style-name="T7">(</text:span><text:span text:style-name="T31">Datepicker</text:span><text:span text:style-name="T7">)</text:span></text:p>
      <text:p text:style-name="P5">　　<text:span text:style-name="T3">①</text:span><text:span text:style-name="T100">.</text:span><text:span text:style-name="T104">calendar</text:span>：ＣＳＳファイル名（<text:span text:style-name="T121">style</text:span>.css）</text:p>
      <text:p text:style-name="P5"><text:s text:c="6"/>概要<text:tab/>：<text:span text:style-name="T7">ページに埋め込む形のカレンダー。</text:span></text:p>
      <text:p text:style-name="P5">　　種別<text:tab/>：クラス</text:p>
      <text:p text:style-name="P4">　　親<text:tab/><text:tab/>：.<text:span text:style-name="T124">workspace</text:span></text:p>
      <text:p text:style-name="P5">　　プロパティ<text:tab/>：</text:p>
      <text:p text:style-name="P19">　　② <text:span text:style-name="T47">.</text:span><text:span text:style-name="T54">width-min </text:span><text:span text:style-name="T47">.</text:span><text:span text:style-name="T53">ui-datepicker-inline</text:span><text:span text:style-name="T88">：ＣＳＳファイル名（</text:span><text:span text:style-name="T89">style</text:span><text:span text:style-name="T88">.css）</text:span></text:p>
      <text:p text:style-name="P40"><text:s text:c="6"/>概要<text:tab/>：カレンダーの本体部分。カレンダーの高さや幅を指定する。</text:p>
      <text:p text:style-name="P5">　　種別<text:tab/>：クラス</text:p>
      <text:p text:style-name="P4">　　親<text:tab/><text:tab/>：.<text:span text:style-name="T124">workspace</text:span></text:p>
      <text:p text:style-name="P12">　　プロパティ<text:tab/>：</text:p>
      <text:p text:style-name="P12"><text:tab/><text:span text:style-name="T275">width<text:tab/><text:tab/>：100%<text:tab/><text:tab/>：外枠一杯に幅を広げる。</text:span></text:p>
      <text:p text:style-name="P5"><text:span text:style-name="T6">　1</text:span><text:span text:style-name="T14">4</text:span><text:span text:style-name="T3">）タブ関連</text:span><text:span text:style-name="T19">（easytabs）</text:span></text:p>
      <text:p text:style-name="P5">　　①<text:span text:style-name="T43"> .</text:span><text:span text:style-name="T44">tab-container ul li</text:span>：ＣＳＳファイル名（<text:span text:style-name="T121">style</text:span>.css）</text:p>
      <text:p text:style-name="P5"><text:s text:c="6"/>概要<text:tab/>：<text:span text:style-name="T156">jqueryプラグイン「easytabs」の</text:span><text:span text:style-name="T4">タブのボタン。</text:span></text:p>
      <text:p text:style-name="P5">　　種別<text:tab/>：タグ</text:p>
      <text:p text:style-name="P4">　　親<text:tab/><text:tab/>：.<text:span text:style-name="T122">workspace ←</text:span>.<text:span text:style-name="T45">tab-container </text:span><text:span text:style-name="T46">ul</text:span></text:p>
      <text:p text:style-name="P5">　　プロパティ<text:tab/>：</text:p>
      <text:p text:style-name="P5"><text:tab/><text:span text:style-name="T125">display</text:span><text:tab/><text:tab/>：<text:span text:style-name="T125">inline-block</text:span><text:tab/>：インラインブロックにしてボタンを横に並べる。</text:p>
      <text:p text:style-name="P5"><text:tab/><text:span text:style-name="T125">background</text:span><text:tab/>：<text:span text:style-name="T125">#CCC</text:span><text:tab/><text:tab/>：背景色をグレーにする。</text:p>
      <text:p text:style-name="P5"><text:tab/><text:span text:style-name="T125">border</text:span><text:tab/><text:tab/>：<text:span text:style-name="T125">solid 1px</text:span><text:tab/>：細い実線で囲む。</text:p>
      <text:p text:style-name="P5"><text:tab/><text:span text:style-name="T125">border-bottom</text:span><text:tab/>：<text:span text:style-name="T125">none</text:span><text:tab/><text:tab/>：下の線だけなくす。</text:p>
      <text:p text:style-name="P68"><text:span text:style-name="T56"><text:tab/></text:span><text:span text:style-name="T58">border-top-left-radius</text:span><text:span text:style-name="T56"><text:tab/><text:tab/>：</text:span><text:span text:style-name="T57">5px 5px</text:span><text:span text:style-name="T56"><text:tab/>：左上の角を丸くする。</text:span></text:p>
      <text:p text:style-name="P68"><text:span text:style-name="T56"><text:tab/></text:span><text:span text:style-name="T58">border-top-right-radius</text:span><text:span text:style-name="T56"><text:tab/><text:tab/>：</text:span><text:span text:style-name="T57">5px 5px</text:span><text:span text:style-name="T56"><text:tab/>：右上の角を丸くする。</text:span></text:p>
      <text:p text:style-name="P5"/>
      <text:p text:style-name="P5">　<text:span text:style-name="T6">1</text:span><text:span text:style-name="T14">5</text:span><text:span text:style-name="T3">）グリッドの高さ設定</text:span></text:p>
      <text:p text:style-name="P5">　　①<text:span text:style-name="T3"> </text:span><text:span text:style-name="T19">.</text:span><text:span text:style-name="T30">grid</text:span>：ＣＳＳファイル名（<text:span text:style-name="T121">style</text:span>.css）</text:p>
      <text:p text:style-name="P5"><text:s text:c="6"/>概要<text:tab/>：グリッドのアイテムの高さを指定する<text:span text:style-name="T4">。</text:span></text:p>
      <text:p text:style-name="P5">　　種別<text:tab/>：クラス</text:p>
      <text:p text:style-name="P4">　　親<text:tab/><text:tab/>：.<text:span text:style-name="T122">workspace</text:span></text:p>
      <text:p text:style-name="P5">　　プロパティ<text:tab/>：</text:p>
      <text:p text:style-name="P5"><text:tab/><text:span text:style-name="T191">height</text:span><text:tab/><text:tab/>：<text:span text:style-name="T201">31px</text:span><text:tab/><text:tab/>：<text:span text:style-name="T191">1グリッドの幅と同じ高さを指定する</text:span>。</text:p>
      <text:p text:style-name="P12">　<text:span text:style-name="T280">16）文章</text:span></text:p>
      <text:p text:style-name="P12">　　</text:p>
      <text:p text:style-name="P5">　　<text:span text:style-name="T18">①.</text:span><text:span text:style-name="T38">loading </text:span><text:span text:style-name="T39">p</text:span>：ＣＳＳファイル名（<text:span text:style-name="T121">style</text:span>.css）</text:p>
      <text:p text:style-name="P5"><text:s text:c="6"/>概要<text:tab/>：ローディング画面のテキスト<text:span text:style-name="T4">。</text:span></text:p>
      <text:p text:style-name="P5">　　種別<text:tab/>：タグ</text:p>
      <text:p text:style-name="P4"><text:soft-page-break/>　　親<text:tab/><text:tab/>：.<text:span text:style-name="T285">loading</text:span></text:p>
      <text:p text:style-name="P5">　　プロパティ<text:tab/>：</text:p>
      <text:p text:style-name="P5"><text:tab/><text:span text:style-name="T191">height<text:tab/></text:span><text:tab/>：<text:span text:style-name="T286">auto</text:span><text:tab/><text:tab/>：<text:span text:style-name="T191">1グリッドの幅と同じ高さを指定する</text:span>。</text:p>
      <text:p text:style-name="P5"><text:tab/><text:span text:style-name="T287">font-size<text:tab/>：24px<text:tab/><text:tab/>：しっかりと見せる文字サイズにする。</text:span></text:p>
      <text:p text:style-name="P5"><text:tab/><text:span text:style-name="T286">text-align<text:tab/>：center<text:tab/>：文字を中心に寄せる。</text:span></text:p>
      <text:p text:style-name="P5"><text:tab/><text:span text:style-name="T288">margin-top<text:tab/>：5px<text:tab/><text:tab/>：上に5pxのmarginを挿入する。</text:span></text:p>
      <text:p text:style-name="P12">　　　</text:p>
      <text:p text:style-name="P21"/>
      <text:p text:style-name="P5"/>
      <text:p text:style-name="P5"><text:span text:style-name="T41">C</text:span><text:span text:style-name="T40">）リセット</text:span><text:span text:style-name="T42">CSS</text:span></text:p>
      <text:p text:style-name="P77">　　①<text:span text:style-name="T19"> </text:span><text:span text:style-name="T29">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121">style</text:span>.css）</text:p>
      <text:p text:style-name="P5"><text:s text:c="6"/>概要<text:tab/>：スタイルの<text:span text:style-name="T10">リセットの対象となるタグ</text:span></text:p>
      <text:p text:style-name="P5">　　種別<text:tab/>：タグ</text:p>
      <text:p text:style-name="P4">　　親<text:tab/><text:tab/>：</text:p>
      <text:p text:style-name="P5">　　プロパティ<text:tab/>：</text:p>
      <text:p text:style-name="P5"><text:tab/><text:span text:style-name="T230">margin</text:span><text:tab/><text:tab/><text:tab/>：<text:span text:style-name="T230">0px</text:span><text:tab/><text:tab/>：<text:span text:style-name="T230">marginをなくす。</text:span></text:p>
      <text:p text:style-name="P5"><text:tab/><text:span text:style-name="T230">padding<text:tab/><text:tab/><text:tab/>：0px<text:tab/><text:tab/>：paddingをなくす。</text:span></text:p>
      <text:p text:style-name="P5"><text:tab/><text:span text:style-name="T230">border<text:tab/><text:tab/><text:tab/>：0px<text:tab/><text:tab/>：枠線の太さを0にする。</text:span></text:p>
      <text:p text:style-name="P5"><text:tab/><text:span text:style-name="T230">outline<text:tab/><text:tab/><text:tab/>：0px<text:tab/><text:tab/>：アイテムをクリックしたときの囲み線の太さを0にする。</text:span></text:p>
      <text:p text:style-name="P5"><text:tab/><text:span text:style-name="T230">font-size<text:tab/><text:tab/>：100%<text:tab/><text:tab/>：フォントの大きさを拡大・縮小のないサイズに設定する。</text:span></text:p>
      <text:p text:style-name="P5"><text:tab/><text:span text:style-name="T230">vertical-align<text:tab/><text:tab/>：baseline<text:tab/>：要素の垂直位置を下に合わせる。</text:span></text:p>
      <text:p text:style-name="P5"><text:tab/><text:span text:style-name="T230">background-color<text:tab/>：transepanrent<text:tab/>：背景色を透明にする。</text:span></text:p>
      <text:p text:style-name="P5">　　②<text:span text:style-name="T3"> </text:span><text:span text:style-name="T28">body</text:span>：ＣＳＳファイル名（<text:span text:style-name="T121">style</text:span>.css）</text:p>
      <text:p text:style-name="P5"><text:s text:c="6"/>概要<text:tab/>：<text:span text:style-name="T11">bodyタグ。ページ全体に影響する。</text:span></text:p>
      <text:p text:style-name="P5">　　種別<text:tab/>：タグ</text:p>
      <text:p text:style-name="P4">　　親<text:tab/><text:tab/>：</text:p>
      <text:p text:style-name="P5">　　プロパティ<text:tab/>：</text:p>
      <text:p text:style-name="P5"><text:tab/><text:span text:style-name="T231">line-height</text:span><text:tab/>：<text:span text:style-name="T231">1</text:span><text:tab/><text:tab/><text:tab/><text:tab/><text:tab/>：行間を最低限の幅にする。</text:p>
      <text:p text:style-name="P5"><text:tab/><text:span text:style-name="T231">font-family</text:span><text:tab/>：<text:span text:style-name="T231">Meiryo, メイリオ, 'Lucida Grande', </text:span></text:p>
      <text:p text:style-name="P8"><text:tab/><text:tab/><text:tab/> <text:s/>'Hiragino Kaku Gothic ProN',</text:p>
      <text:p text:style-name="P5"><text:span text:style-name="T231"><text:tab/><text:tab/><text:tab/> <text:s/>'ヒラギノ角ゴ ProN W3', sans-serif</text:span><text:tab/>：使用するフォントの優先順位を設定する。</text:p>
      <text:p text:style-name="P76">　　③<text:span text:style-name="T3"> </text:span><text:span text:style-name="T27">article,aside,details,figcaption,figure, footer,header,hgroup,menu,nav,section</text:span>：ＣＳＳファイル名（<text:span text:style-name="T121">style</text:span>.css）</text:p>
      <text:p text:style-name="P5"><text:s text:c="6"/>概要<text:tab/>：<text:span text:style-name="T232">HTML5で追加された</text:span><text:span text:style-name="T11">タグ。</text:span></text:p>
      <text:p text:style-name="P5">　　種別<text:tab/>：タグ</text:p>
      <text:p text:style-name="P4">　　親<text:tab/><text:tab/>：</text:p>
      <text:p text:style-name="P5">　　プロパティ<text:tab/>：</text:p>
      <text:p text:style-name="P5"><text:tab/><text:span text:style-name="T233">display</text:span><text:tab/><text:tab/>：<text:span text:style-name="T233">block</text:span><text:tab/><text:tab/><text:tab/>：<text:span text:style-name="T233">HTML5に対応していないブラウザでも最低限のレイアウト</text:span></text:p>
      <text:p text:style-name="P5"><text:tab/><text:tab/><text:tab/><text:tab/><text:tab/><text:tab/>：が確保できるように、ブロック要素に指定しておく。</text:p>
      <text:p text:style-name="P76">　　④<text:span text:style-name="T3"> </text:span><text:span text:style-name="T26">nav ul</text:span>：ＣＳＳファイル名（<text:span text:style-name="T121">style</text:span>.css）</text:p>
      <text:p text:style-name="P5"><text:s text:c="6"/>概要<text:tab/>：<text:span text:style-name="T234">navタグを親に持つリストのタグ</text:span><text:span text:style-name="T11">。</text:span></text:p>
      <text:p text:style-name="P5">　　種別<text:tab/>：タグ</text:p>
      <text:p text:style-name="P4">　　親<text:tab/><text:tab/>：<text:span text:style-name="T235">nav</text:span></text:p>
      <text:p text:style-name="P5">　　プロパティ<text:tab/>：</text:p>
      <text:p text:style-name="P5"><text:tab/><text:span text:style-name="T235">list-style</text:span><text:tab/>：<text:span text:style-name="T235">none</text:span><text:tab/><text:tab/><text:tab/>：リストの項目ごとの先頭に付く点をなくす。</text:p>
      <text:p text:style-name="P76">　　⑤ <text:span text:style-name="T19"><text:s/></text:span><text:span text:style-name="T25">blockquote, q</text:span>：ＣＳＳファイル名（<text:span text:style-name="T121">style</text:span>.css）</text:p>
      <text:p text:style-name="P5"><text:s text:c="6"/>概要<text:tab/>：転載・引用したテキストをマークアップするタグ</text:p>
      <text:p text:style-name="P5">　　種別<text:tab/>：タグ</text:p>
      <text:p text:style-name="P4">　　親<text:tab/><text:tab/>：</text:p>
      <text:p text:style-name="P5">　　プロパティ<text:tab/>：</text:p>
      <text:p text:style-name="P5"><text:tab/><text:span text:style-name="T236">quotes<text:tab/></text:span><text:tab/>：<text:span text:style-name="T236">none</text:span><text:tab/><text:tab/><text:tab/>：引用府を使わない。</text:p>
      <text:p text:style-name="P76">　　⑥<text:span text:style-name="T19"> </text:span><text:span text:style-name="T24">blockquote:before, blockquote:after, q:before, q:after</text:span><text:span text:style-name="T12"> </text:span>：ＣＳＳファイル名（<text:span text:style-name="T121">style</text:span>.css）</text:p>
      <text:p text:style-name="P5"><text:s text:c="6"/>概要<text:tab/>：<text:span text:style-name="T236">blockquote、qのタグの前後に挿入する疑似要素</text:span></text:p>
      <text:p text:style-name="P5">　　種別<text:tab/>：疑似要素</text:p>
      <text:p text:style-name="P4">　　親<text:tab/><text:tab/>：</text:p>
      <text:p text:style-name="P5">　　プロパティ<text:tab/>：</text:p>
      <text:p text:style-name="P79"><text:tab/><text:span text:style-name="T236">content</text:span><text:tab/><text:tab/>：<text:span text:style-name="T236">''</text:span><text:tab/><text:tab/>：疑似要素の文字を空にする。</text:p>
      <text:p text:style-name="P79"><text:tab/><text:span text:style-name="T236">content</text:span><text:tab/>：<text:tab/>：<text:span text:style-name="T236">none<text:tab/><text:tab/>：疑似要素を使わない。</text:span></text:p>
      <text:p text:style-name="P75">　　<text:span text:style-name="T3"> ⑦</text:span><text:span text:style-name="T23">a</text:span>：ＣＳＳファイル名（<text:span text:style-name="T121">style</text:span>.css）</text:p>
      <text:p text:style-name="P5"><text:soft-page-break/><text:s text:c="6"/>概要<text:tab/>：リンク文字列のタグ</text:p>
      <text:p text:style-name="P5">　　種別<text:tab/>：タグ</text:p>
      <text:p text:style-name="P4">　　親<text:tab/><text:tab/>：</text:p>
      <text:p text:style-name="P5">　　プロパティ<text:tab/>：</text:p>
      <text:p text:style-name="P79"><text:tab/><text:span text:style-name="T237">margin</text:span><text:tab/><text:tab/>：<text:span text:style-name="T237">0</text:span><text:tab/><text:tab/><text:tab/>：<text:span text:style-name="T237">marginをなくす。</text:span></text:p>
      <text:p text:style-name="P79"><text:tab/><text:span text:style-name="T237">padding</text:span><text:tab/><text:tab/>：<text:span text:style-name="T237">0</text:span><text:tab/><text:tab/><text:tab/>：<text:span text:style-name="T237">paddingをなくす。</text:span></text:p>
      <text:p text:style-name="P79"><text:tab/><text:span text:style-name="T237">font-size</text:span><text:tab/>：<text:span text:style-name="T237">100%</text:span><text:tab/><text:tab/><text:tab/>：文字の大きさを標準にする。</text:p>
      <text:p text:style-name="P79"><text:tab/><text:span text:style-name="T237">vertical-align</text:span><text:tab/>：<text:span text:style-name="T237">baseline</text:span><text:tab/><text:tab/>：文字の位置を行の下部に合わせる。</text:p>
      <text:p text:style-name="P79"><text:tab/><text:span text:style-name="T237">background</text:span><text:tab/>：<text:span text:style-name="T237">transparent</text:span><text:tab/><text:tab/>：背景色を透明にする。</text:p>
      <text:p text:style-name="P75">　　<text:span text:style-name="T3">⑧</text:span><text:span text:style-name="T19"> </text:span><text:span text:style-name="T22">ins</text:span>：ＣＳＳファイル名（<text:span text:style-name="T121">style</text:span>.css）</text:p>
      <text:p text:style-name="P5"><text:s text:c="6"/>概要<text:tab/>：後から挿入された要素であることを示すタグ</text:p>
      <text:p text:style-name="P5">　　種別<text:tab/>：タグ</text:p>
      <text:p text:style-name="P4">　　親<text:tab/><text:tab/>：</text:p>
      <text:p text:style-name="P5">　　プロパティ<text:tab/>：</text:p>
      <text:p text:style-name="P79"><text:tab/><text:span text:style-name="T238">background-color</text:span><text:tab/>：<text:span text:style-name="T238">#ff9</text:span><text:tab/><text:tab/>：背景色を薄い黄色に指定する。</text:p>
      <text:p text:style-name="P79"><text:tab/><text:span text:style-name="T238">color</text:span><text:tab/><text:tab/><text:tab/>：<text:span text:style-name="T238">#000</text:span><text:tab/><text:tab/>：文字の色を黒に指定する。</text:p>
      <text:p text:style-name="P79"><text:tab/><text:span text:style-name="T238">text-decoration</text:span><text:tab/><text:tab/>：<text:span text:style-name="T238">none</text:span><text:tab/><text:tab/>：文字の装飾をなくす。</text:p>
      <text:p text:style-name="P75">　　<text:span text:style-name="T3">⑨ </text:span><text:span text:style-name="T21">mark</text:span>：ＣＳＳファイル名（<text:span text:style-name="T121">style</text:span>.css）</text:p>
      <text:p text:style-name="P5"><text:s text:c="6"/>概要<text:tab/>：文字をハイライトするタグ。</text:p>
      <text:p text:style-name="P5">　　種別<text:tab/>：タグ</text:p>
      <text:p text:style-name="P4">　　親<text:tab/><text:tab/>：</text:p>
      <text:p text:style-name="P5">　　プロパティ<text:tab/>：</text:p>
      <text:p text:style-name="P5"><text:tab/><text:span text:style-name="T239">background-color</text:span><text:tab/>：<text:span text:style-name="T239">#ff9</text:span><text:tab/><text:tab/>：背景色を薄い黄色に指定する。</text:p>
      <text:p text:style-name="P79"><text:tab/><text:span text:style-name="T239">color</text:span><text:tab/><text:tab/><text:tab/>：<text:span text:style-name="T239">#000</text:span><text:tab/><text:tab/>：文字の色を黒に指定する。</text:p>
      <text:p text:style-name="P79"><text:tab/><text:span text:style-name="T239">font-style</text:span><text:tab/><text:tab/>：<text:span text:style-name="T239">italic</text:span><text:tab/><text:tab/>：文字をイタリック体にする。</text:p>
      <text:p text:style-name="P79"><text:tab/><text:span text:style-name="T239">font-weight</text:span><text:tab/><text:tab/>：<text:span text:style-name="T239">bold</text:span><text:tab/><text:tab/>：文字を太字にする。</text:p>
      <text:p text:style-name="P75">　　⑩<text:span text:style-name="T239">del</text:span><text:span text:style-name="T3"> </text:span>：ＣＳＳファイル名（<text:span text:style-name="T121">style</text:span>.css）</text:p>
      <text:p text:style-name="P5"><text:s text:c="6"/>概要<text:tab/>：削除された内容であることを示すタグ。</text:p>
      <text:p text:style-name="P5">　　種別<text:tab/>：タグ</text:p>
      <text:p text:style-name="P4">　　親<text:tab/><text:tab/>：</text:p>
      <text:p text:style-name="P5">　　プロパティ<text:tab/>：</text:p>
      <text:p text:style-name="P5"><text:tab/><text:span text:style-name="T239">text-decoration</text:span><text:tab/><text:tab/>：<text:span text:style-name="T239">line-through</text:span><text:tab/>：文字に取り消し線を引く。</text:p>
      <text:p text:style-name="P76">　　⑪<text:span text:style-name="T20">abbr[title], dfn[title]</text:span>：ＣＳＳファイル名（<text:span text:style-name="T121">style</text:span>.css）</text:p>
      <text:p text:style-name="P5"><text:s text:c="6"/>概要<text:tab/>：<text:span text:style-name="T241">title属性が設定してある</text:span>タイトル属性略語タグと用語定義タグ。</text:p>
      <text:p text:style-name="P5">　　種別<text:tab/>：タグ</text:p>
      <text:p text:style-name="P4">　　親<text:tab/><text:tab/>：</text:p>
      <text:p text:style-name="P5">　　プロパティ<text:tab/>：</text:p>
      <text:p text:style-name="P5"><text:tab/><text:span text:style-name="T241">border-bottom</text:span><text:tab/>：<text:span text:style-name="T241">1px dotted</text:span><text:tab/>：下に太さ<text:span text:style-name="T241">1pxの破線を引く。</text:span></text:p>
      <text:p text:style-name="P5"><text:tab/><text:span text:style-name="T241">cursor<text:tab/><text:tab/>：help<text:tab/><text:tab/>：要素にカーソルが重なったら？マークのカーソルに変える。</text:span></text:p>
      <text:p text:style-name="P76">　　⑫<text:span text:style-name="T241">table</text:span><text:span text:style-name="T3"> </text:span>：ＣＳＳファイル名（<text:span text:style-name="T121">style</text:span>.css）</text:p>
      <text:p text:style-name="P5"><text:s text:c="6"/>概要<text:tab/>：テーブル（表）のタグ。</text:p>
      <text:p text:style-name="P5">　　種別<text:tab/>：タグ</text:p>
      <text:p text:style-name="P4">　　親<text:tab/><text:tab/>：</text:p>
      <text:p text:style-name="P5">　　プロパティ<text:tab/>：</text:p>
      <text:p text:style-name="P5"><text:tab/><text:span text:style-name="T241">border-collapse</text:span><text:tab/>：<text:span text:style-name="T241">collapse</text:span><text:tab/><text:tab/>：テーブル内の隣り合う線を重ね一本の線にする。</text:p>
      <text:p text:style-name="P5"><text:tab/><text:span text:style-name="T241">border-spacing<text:tab/>：0<text:tab/><text:tab/><text:tab/>：隣り合うセルの枠線同士の間隔をなくす。</text:span></text:p>
      <text:p text:style-name="P76">　　⑬<text:span text:style-name="T241">hr</text:span><text:span text:style-name="T3"> </text:span>：ＣＳＳファイル名（<text:span text:style-name="T121">style</text:span>.css）</text:p>
      <text:p text:style-name="P5"><text:s text:c="6"/>概要<text:tab/>：水平の罫線のタグ。</text:p>
      <text:p text:style-name="P5">　　種別<text:tab/>：タグ</text:p>
      <text:p text:style-name="P4">　　親<text:tab/><text:tab/>：</text:p>
      <text:p text:style-name="P5">　　プロパティ<text:tab/>：</text:p>
      <text:p text:style-name="P79"><text:tab/><text:span text:style-name="T241">display</text:span><text:tab/><text:tab/>：<text:span text:style-name="T241">block</text:span><text:tab/><text:tab/><text:tab/>：ブロック要素に指定する。</text:p>
      <text:p text:style-name="P79"><text:tab/><text:span text:style-name="T241">height</text:span><text:tab/><text:tab/>：<text:span text:style-name="T241">1px</text:span><text:tab/><text:tab/><text:tab/>：高さを<text:span text:style-name="T241">1pxに指定する。</text:span></text:p>
      <text:p text:style-name="P79"><text:tab/><text:span text:style-name="T241">border<text:tab/></text:span><text:tab/>：<text:span text:style-name="T241">0</text:span><text:tab/><text:tab/><text:tab/>：枠線を引かないように設定する。</text:p>
      <text:p text:style-name="P79"><text:tab/><text:span text:style-name="T241">border-top</text:span><text:tab/>：<text:span text:style-name="T241">1px</text:span><text:tab/><text:span text:style-name="T241">solid #cccccc</text:span><text:tab/>：上にだけ太さ<text:span text:style-name="T241">1pxの灰色の実線を引く。</text:span></text:p>
      <text:p text:style-name="P79"><text:tab/><text:span text:style-name="T241">margin<text:tab/></text:span><text:tab/>：<text:span text:style-name="T241">1em<text:tab/>0</text:span><text:tab/><text:tab/>：<text:span text:style-name="T241">1文字分の上下marginを取る。</text:span></text:p>
      <text:p text:style-name="P79"><text:tab/><text:span text:style-name="T241">padding<text:tab/></text:span><text:tab/>：<text:span text:style-name="T241">0</text:span><text:tab/><text:tab/><text:tab/>：<text:span text:style-name="T241">paddingをなくす。</text:span></text:p>
      <text:p text:style-name="P75">　　⑭<text:span text:style-name="T3"> </text:span><text:span text:style-name="T13">input, select</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42">vertical-align</text:span><text:tab/>：<text:span text:style-name="T242">middle</text:span><text:tab/><text:tab/>：高さを行の中心に揃える。</text:p>
      <text:p text:style-name="P7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09T17:19:39.806000000</dc:date>
    <meta:editing-duration>P2DT6H14M46S</meta:editing-duration>
    <meta:editing-cycles>419</meta:editing-cycles>
    <meta:generator>LibreOffice/4.3.5.2$Windows_x86 LibreOffice_project/3a87456aaa6a95c63eea1c1b3201acedf0751bd5</meta:generator>
    <meta:document-statistic meta:table-count="0" meta:image-count="0" meta:object-count="0" meta:page-count="13" meta:paragraph-count="724" meta:word-count="8901" meta:character-count="19391" meta:non-whitespace-character-count="16045"/>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list>
</file>